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7095286.269096" calcext:value-type="float">
            <text:p><text:s/>37,095,286 <text:s/></text:p>
          </table:table-cell>
          <table:table-cell table:style-name="ce42" office:value-type="float" office:value="3415175.963" calcext:value-type="float">
            <text:p><text:s/>3,415,176 <text:s/></text:p>
          </table:table-cell>
          <table:table-cell table:style-name="ce42" office:value-type="float" office:value="30654118.956096" calcext:value-type="float">
            <text:p><text:s/>30,654,119 <text:s/></text:p>
          </table:table-cell>
          <table:table-cell table:style-name="ce42" office:value-type="float" office:value="85627.42" calcext:value-type="float">
            <text:p><text:s/>85,627 <text:s/></text:p>
          </table:table-cell>
          <table:table-cell table:style-name="ce42" office:value-type="float" office:value="2703514.03" calcext:value-type="float">
            <text:p><text:s/>2,703,51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6849.9" calcext:value-type="float">
            <text:p><text:s/>236,8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4425.67" calcext:value-type="float">
            <text:p><text:s/>14,4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1.97" calcext:value-type="float">
            <text:p><text:s/>50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23.7" calcext:value-type="float">
            <text:p><text:s/>13,9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26155.8444691114" calcext:value-type="float">
            <text:p><text:s/>-26,156 <text:s/></text:p>
          </table:table-cell>
          <table:table-cell table:style-name="ce42" office:value-type="float" office:value="43701.041" calcext:value-type="float">
            <text:p><text:s/>43,701 <text:s/></text:p>
          </table:table-cell>
          <table:table-cell table:style-name="ce42" office:value-type="float" office:value="233112.980157581" calcext:value-type="float">
            <text:p><text:s/>233,113 <text:s/></text:p>
          </table:table-cell>
          <table:table-cell table:style-name="ce42" office:value-type="float" office:value="-21214.09" calcext:value-type="float">
            <text:p><text:s/>-21,214 <text:s/></text:p>
          </table:table-cell>
          <table:table-cell table:style-name="ce42" office:value-type="float" office:value="-168712.775626692" calcext:value-type="float">
            <text:p><text:s/>-168,7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13043" calcext:value-type="float">
            <text:p><text:s/>-113,0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7107016.4435651" calcext:value-type="float">
            <text:p><text:s/>37,107,016 <text:s/></text:p>
          </table:table-cell>
          <table:table-cell table:style-name="ce43" office:value-type="float" office:value="3371474.922" calcext:value-type="float">
            <text:p><text:s/>3,371,475 <text:s/></text:p>
          </table:table-cell>
          <table:table-cell table:style-name="ce43" office:value-type="float" office:value="30421005.9759384" calcext:value-type="float">
            <text:p><text:s/>30,421,006 <text:s/></text:p>
          </table:table-cell>
          <table:table-cell table:style-name="ce43" office:value-type="float" office:value="106339.54" calcext:value-type="float">
            <text:p><text:s/>106,340 <text:s/></text:p>
          </table:table-cell>
          <table:table-cell table:style-name="ce43" office:value-type="float" office:value="2872226.80562669" calcext:value-type="float">
            <text:p><text:s/>2,872,22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35969.2" calcext:value-type="float">
            <text:p><text:s/>335,96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17365.389658204" calcext:value-type="float">
            <text:p><text:s/>117,36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64053.7098527984" calcext:value-type="float">
            <text:p><text:s/>-64,054 <text:s/></text:p>
          </table:table-cell>
          <table:table-cell table:style-name="ce43" office:value-type="float" office:value="-3505.98" calcext:value-type="float">
            <text:p><text:s/>-3,506 <text:s/></text:p>
          </table:table-cell>
          <table:table-cell table:style-name="ce43" office:value-type="float" office:value="192863.779511002" calcext:value-type="float">
            <text:p><text:s/>192,86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7938.7" calcext:value-type="float">
            <text:p><text:s/>-7,93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5317164.9508126" calcext:value-type="float">
            <text:p><text:s/>35,317,165 <text:s/></text:p>
          </table:table-cell>
          <table:table-cell table:style-name="ce42" office:value-type="float" office:value="3371474.922" calcext:value-type="float">
            <text:p><text:s/>3,371,475 <text:s/></text:p>
          </table:table-cell>
          <table:table-cell table:style-name="ce42" office:value-type="float" office:value="26033383.6316969" calcext:value-type="float">
            <text:p><text:s/>26,033,3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79363.02611569" calcext:value-type="float">
            <text:p><text:s/>2,679,3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90613.1" calcext:value-type="float">
            <text:p><text:s/>2,690,61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950412.359" calcext:value-type="float">
            <text:p><text:s/>3,950,412 <text:s/></text:p>
          </table:table-cell>
          <table:table-cell table:style-name="ce42" office:value-type="float" office:value="3371474.922" calcext:value-type="float">
            <text:p><text:s/>3,371,475 <text:s/></text:p>
          </table:table-cell>
          <table:table-cell table:style-name="ce42" office:value-type="float" office:value="578937.437" calcext:value-type="float">
            <text:p><text:s/>578,9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653072.112" calcext:value-type="float">
            <text:p><text:s/>3,653,0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2459.012" calcext:value-type="float">
            <text:p><text:s/>962,4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90613.1" calcext:value-type="float">
            <text:p><text:s/>2,690,61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928249.4724709" calcext:value-type="float">
            <text:p><text:s/>19,928,2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401412.5263552" calcext:value-type="float">
            <text:p><text:s/>17,401,4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26836.94611569" calcext:value-type="float">
            <text:p><text:s/>2,526,8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534603.456" calcext:value-type="float">
            <text:p><text:s/>534,6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4603.456" calcext:value-type="float">
            <text:p><text:s/>534,6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250827.55134169" calcext:value-type="float">
            <text:p><text:s/>7,250,82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555971.20034169" calcext:value-type="float">
            <text:p><text:s/>6,555,97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52526.08" calcext:value-type="float">
            <text:p><text:s/>152,52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231727.6564" calcext:value-type="float">
            <text:p><text:s/>5,231,7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08203.8" calcext:value-type="float">
            <text:p><text:s/>3,008,2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231727.6564" calcext:value-type="float">
            <text:p><text:s/>5,231,7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08203.8" calcext:value-type="float">
            <text:p><text:s/>3,008,2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41423.3716" calcext:value-type="float">
            <text:p><text:s/>841,42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05545.1519" calcext:value-type="float">
            <text:p><text:s/>405,54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35878.2197" calcext:value-type="float">
            <text:p><text:s/>435,87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54274.4237" calcext:value-type="float">
            <text:p><text:s/>54,27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52150.7" calcext:value-type="float">
            <text:p><text:s/>52,15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008515.96419431" calcext:value-type="float">
            <text:p><text:s/>6,008,51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451676.05409431" calcext:value-type="float">
            <text:p><text:s/>4,451,676 <text:s/></text:p>
          </table:table-cell>
          <table:table-cell table:style-name="ce44" office:value-type="float" office:value="109845.52" calcext:value-type="float">
            <text:p><text:s/>109,84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09347.9" calcext:value-type="float">
            <text:p><text:s/>609,34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786349.64419431" calcext:value-type="float">
            <text:p><text:s/>5,786,35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451676.05409431" calcext:value-type="float">
            <text:p><text:s/>4,451,676 <text:s/></text:p>
          </table:table-cell>
          <table:table-cell table:style-name="ce44" office:value-type="float" office:value="67975.4" calcext:value-type="float">
            <text:p><text:s/>67,975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29051.7" calcext:value-type="float">
            <text:p><text:s/>429,05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786349.64419431" calcext:value-type="float">
            <text:p><text:s/>5,786,3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51676.05409431" calcext:value-type="float">
            <text:p><text:s/>4,451,676 <text:s/></text:p>
          </table:table-cell>
          <table:table-cell table:style-name="ce42" office:value-type="float" office:value="67975.4" calcext:value-type="float">
            <text:p><text:s/>67,97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9051.7" calcext:value-type="float">
            <text:p><text:s/>429,0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54.595968" calcext:value-type="float">
            <text:p><text:s/>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.595968" calcext:value-type="float">
            <text:p><text:s/>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3850.8581534432" calcext:value-type="float">
            <text:p><text:s/>43,8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850.8581534432" calcext:value-type="float">
            <text:p><text:s/>43,8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11598.54705224" calcext:value-type="float">
            <text:p><text:s/>311,5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1598.54705224" calcext:value-type="float">
            <text:p><text:s/>311,5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180195.94767017" calcext:value-type="float">
            <text:p><text:s/>2,180,1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80195.94767017" calcext:value-type="float">
            <text:p><text:s/>2,180,1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500874.43159913" calcext:value-type="float">
            <text:p><text:s/>1,500,8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00874.43159913" calcext:value-type="float">
            <text:p><text:s/>1,500,8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100.8" calcext:value-type="float">
            <text:p>( 3,10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100.8" calcext:value-type="float">
            <text:p>( 3,10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497773.63159913" calcext:value-type="float">
            <text:p>( 1,497,77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97773.63159913" calcext:value-type="float">
            <text:p>( 1,497,77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06817.426439816" calcext:value-type="float">
            <text:p><text:s/>506,8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6817.426439816" calcext:value-type="float">
            <text:p><text:s/>506,8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71446.169631229" calcext:value-type="float">
            <text:p><text:s/>171,4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1446.169631229" calcext:value-type="float">
            <text:p><text:s/>171,4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057.92" calcext:value-type="float">
            <text:p><text:s/>1,058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057.92" calcext:value-type="float">
            <text:p><text:s/>1,05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6850.258176" calcext:value-type="float">
            <text:p><text:s/>6,8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50.258176" calcext:value-type="float">
            <text:p><text:s/>6,8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44.701568" calcext:value-type="float">
            <text:p><text:s/>145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44.701568" calcext:value-type="float">
            <text:p><text:s/>145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61602.098176" calcext:value-type="float">
            <text:p><text:s/>1,761,6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61602.098176" calcext:value-type="float">
            <text:p><text:s/>1,761,6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37244.32448" calcext:value-type="float">
            <text:p><text:s/>1,637,2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7244.32448" calcext:value-type="float">
            <text:p><text:s/>1,637,2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24357.773696" calcext:value-type="float">
            <text:p><text:s/>124,3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357.773696" calcext:value-type="float">
            <text:p><text:s/>124,3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345194.159444" calcext:value-type="float">
            <text:p><text:s/>1,345,1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20.569344" calcext:value-type="float">
            <text:p><text:s/>10,521 <text:s/></text:p>
          </table:table-cell>
          <table:table-cell table:style-name="ce42" office:value-type="float" office:value="67975.4" calcext:value-type="float">
            <text:p><text:s/>67,97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9051.7" calcext:value-type="float">
            <text:p><text:s/>429,0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342947.72834" calcext:value-type="float">
            <text:p><text:s/>1,342,9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74.13824" calcext:value-type="float">
            <text:p><text:s/>8,274 <text:s/></text:p>
          </table:table-cell>
          <table:table-cell table:style-name="ce42" office:value-type="float" office:value="67975.4" calcext:value-type="float">
            <text:p><text:s/>67,97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9051.7" calcext:value-type="float">
            <text:p><text:s/>429,0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246.431104" calcext:value-type="float">
            <text:p><text:s/>2,2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46.431104" calcext:value-type="float">
            <text:p><text:s/>2,2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36858.477986458" calcext:value-type="float">
            <text:p><text:s/>136,8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858.477986458" calcext:value-type="float">
            <text:p><text:s/>136,8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22166.32" calcext:value-type="float">
            <text:p><text:s/>222,16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870.12" calcext:value-type="float">
            <text:p><text:s/>41,87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0296.2" calcext:value-type="float">
            <text:p><text:s/>180,2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22166.32" calcext:value-type="float">
            <text:p><text:s/>222,16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870.12" calcext:value-type="float">
            <text:p><text:s/>41,87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0296.2" calcext:value-type="float">
            <text:p><text:s/>180,2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4117862.056312" calcext:value-type="float">
            <text:p><text:s/>124,117,8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539968.473463" calcext:value-type="float">
            <text:p><text:s/>109,539,9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77893.5828491" calcext:value-type="float">
            <text:p><text:s/>14,577,8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0984811.481" calcext:value-type="float">
            <text:p><text:s/>90,984,8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439162.898151" calcext:value-type="float">
            <text:p><text:s/>79,439,1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45648.5828491" calcext:value-type="float">
            <text:p><text:s/>11,545,6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832027.521824" calcext:value-type="float">
            <text:p><text:s/>1,832,0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32027.521824" calcext:value-type="float">
            <text:p><text:s/>1,832,0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1301023.053488" calcext:value-type="float">
            <text:p><text:s/>31,301,0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268778.053488" calcext:value-type="float">
            <text:p><text:s/>28,268,7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32245" calcext:value-type="float">
            <text:p><text:s/>3,032,2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5630093.170173" calcext:value-type="float">
            <text:p><text:s/>15,630,0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55750.170173" calcext:value-type="float">
            <text:p><text:s/>14,755,7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4343" calcext:value-type="float">
            <text:p><text:s/>874,3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5630093.170173" calcext:value-type="float">
            <text:p><text:s/>15,630,09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4755750.170173" calcext:value-type="float">
            <text:p><text:s/>14,755,75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74343" calcext:value-type="float">
            <text:p><text:s/>874,34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56395.3500198442" calcext:value-type="float">
            <text:p><text:s/>56,395 <text:s/></text:p>
          </table:table-cell>
          <table:table-cell table:style-name="ce41" office:value-type="float" office:value="21208.5" calcext:value-type="float">
            <text:p><text:s/>21,209 <text:s/></text:p>
          </table:table-cell>
          <table:table-cell table:style-name="ce41" office:value-type="float" office:value="35186.8500198442" calcext:value-type="float">
            <text:p><text:s/>35,187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100455.4988979" calcext:value-type="float">
            <text:p><text:s/>64,100,455 <text:s/></text:p>
          </table:table-cell>
          <table:table-cell table:style-name="ce42" office:value-type="float" office:value="52199225.1" calcext:value-type="float">
            <text:p><text:s/>52,199,2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4962.1312" calcext:value-type="float">
            <text:p><text:s/>174,9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3024.231209" calcext:value-type="float">
            <text:p><text:s/>1,273,0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798397.7117535" calcext:value-type="float">
            <text:p><text:s/>14,798,3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3542.094782" calcext:value-type="float">
            <text:p><text:s/>373,54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14243.16" calcext:value-type="float">
            <text:p><text:s/>2,414,2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28406.8224" calcext:value-type="float">
            <text:p><text:s/>2,128,4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9117.150078" calcext:value-type="float">
            <text:p><text:s/>1,249,117 <text:s/></text:p>
          </table:table-cell>
          <table:table-cell table:style-name="ce42" office:value-type="float" office:value="293148.9" calcext:value-type="float">
            <text:p><text:s/>293,1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076.36475" calcext:value-type="float">
            <text:p><text:s/>34,07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3566686.0046862" calcext:value-type="float">
            <text:p><text:s/>43,566,686 <text:s/></text:p>
          </table:table-cell>
          <table:table-cell table:style-name="ce43" office:value-type="float" office:value="51927284.7" calcext:value-type="float">
            <text:p><text:s/>51,927,285 <text:s/></text:p>
          </table:table-cell>
          <table:table-cell table:style-name="ce43" office:value-type="float" office:value="35186.8500198442" calcext:value-type="float">
            <text:p><text:s/>35,187 <text:s/></text:p>
          </table:table-cell>
          <table:table-cell table:style-name="ce43" office:value-type="float" office:value="174962.1312" calcext:value-type="float">
            <text:p><text:s/>174,96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65405.771677" calcext:value-type="float">
            <text:p><text:s/>865,40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55295.531466" calcext:value-type="float">
            <text:p><text:s/>5,855,2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164.641466" calcext:value-type="float">
            <text:p><text:s/>25,16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322821.4933135" calcext:value-type="float">
            <text:p><text:s/>-322,821 <text:s/></text:p>
          </table:table-cell>
          <table:table-cell table:style-name="ce43" office:value-type="float" office:value="-316472.4" calcext:value-type="float">
            <text:p><text:s/>-316,47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136.1753885" calcext:value-type="float">
            <text:p><text:s/>7,1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0220.4" calcext:value-type="float">
            <text:p><text:s/>100,220 <text:s/></text:p>
          </table:table-cell>
          <table:table-cell table:style-name="ce42" office:value-type="float" office:value="360449.523" calcext:value-type="float">
            <text:p><text:s/>360,450 <text:s/></text:p>
          </table:table-cell>
          <table:table-cell table:style-name="ce42" office:value-type="float" office:value="81660.348" calcext:value-type="float">
            <text:p><text:s/>81,660 <text:s/></text:p>
          </table:table-cell>
          <table:table-cell table:style-name="ce42" office:value-type="float" office:value="56919345.7574592" calcext:value-type="float">
            <text:p><text:s/>56,919,346 <text:s/></text:p>
          </table:table-cell>
          <table:table-cell table:style-name="ce42" office:value-type="float" office:value="52243757.1" calcext:value-type="float">
            <text:p><text:s/>52,243,757 <text:s/></text:p>
          </table:table-cell>
          <table:table-cell table:style-name="ce42" office:value-type="float" office:value="35186.8500198442" calcext:value-type="float">
            <text:p><text:s/>35,187 <text:s/></text:p>
          </table:table-cell>
          <table:table-cell table:style-name="ce42" office:value-type="float" office:value="174962.1312" calcext:value-type="float">
            <text:p><text:s/>174,962 <text:s/></text:p>
          </table:table-cell>
          <table:table-cell table:style-name="ce42" office:value-type="float" office:value="17690.9869550288" calcext:value-type="float">
            <text:p><text:s/>17,6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453906.0812198" calcext:value-type="float">
            <text:p><text:s/>52,453,906 <text:s/></text:p>
          </table:table-cell>
          <table:table-cell table:style-name="ce42" office:value-type="float" office:value="52243757.1" calcext:value-type="float">
            <text:p><text:s/>52,243,757 <text:s/></text:p>
          </table:table-cell>
          <table:table-cell table:style-name="ce42" office:value-type="float" office:value="35186.8500198442" calcext:value-type="float">
            <text:p><text:s/>35,187 <text:s/></text:p>
          </table:table-cell>
          <table:table-cell table:style-name="ce42" office:value-type="float" office:value="174962.1312" calcext:value-type="float">
            <text:p><text:s/>174,9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88503.16" calcext:value-type="float">
            <text:p><text:s/>3,288,5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008.96" calcext:value-type="float">
            <text:p><text:s/>16,0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0220.4" calcext:value-type="float">
            <text:p><text:s/>100,220 <text:s/></text:p>
          </table:table-cell>
          <table:table-cell table:style-name="ce43" office:value-type="float" office:value="360449.523" calcext:value-type="float">
            <text:p><text:s/>360,450 <text:s/></text:p>
          </table:table-cell>
          <table:table-cell table:style-name="ce43" office:value-type="float" office:value="81660.348" calcext:value-type="float">
            <text:p><text:s/>81,660 <text:s/></text:p>
          </table:table-cell>
          <table:table-cell table:style-name="ce43" office:value-type="float" office:value="1160927.55623932" calcext:value-type="float">
            <text:p><text:s/>1,160,92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690.9869550288" calcext:value-type="float">
            <text:p><text:s/>17,69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64612" calcext:value-type="float">
            <text:p><text:s/>864,612 <text:s/></text:p>
          </table:table-cell>
          <table:table-cell table:style-name="ce42" office:value-type="float" office:value="1176504.1848" calcext:value-type="float">
            <text:p><text:s/>1,176,504 <text:s/></text:p>
          </table:table-cell>
          <table:table-cell table:style-name="ce42" office:value-type="float" office:value="182407.6716" calcext:value-type="float">
            <text:p><text:s/>182,408 <text:s/></text:p>
          </table:table-cell>
          <table:table-cell table:style-name="ce42" office:value-type="float" office:value="58619485.0296419" calcext:value-type="float">
            <text:p><text:s/>58,619,4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4553.0046899" calcext:value-type="float">
            <text:p><text:s/>1,464,553 <text:s/></text:p>
          </table:table-cell>
          <table:table-cell table:style-name="ce42" office:value-type="float" office:value="1900578.183174" calcext:value-type="float">
            <text:p><text:s/>1,900,5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64612" calcext:value-type="float">
            <text:p><text:s/>864,612 <text:s/></text:p>
          </table:table-cell>
          <table:table-cell table:style-name="ce42" office:value-type="float" office:value="1176504.1848" calcext:value-type="float">
            <text:p><text:s/>1,176,504 <text:s/></text:p>
          </table:table-cell>
          <table:table-cell table:style-name="ce42" office:value-type="float" office:value="182407.6716" calcext:value-type="float">
            <text:p><text:s/>182,408 <text:s/></text:p>
          </table:table-cell>
          <table:table-cell table:style-name="ce42" office:value-type="float" office:value="53936953.7569331" calcext:value-type="float">
            <text:p><text:s/>53,936,9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4553.0046899" calcext:value-type="float">
            <text:p><text:s/>1,464,553 <text:s/></text:p>
          </table:table-cell>
          <table:table-cell table:style-name="ce42" office:value-type="float" office:value="1709433.1148652" calcext:value-type="float">
            <text:p><text:s/>1,709,43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682531.2727088" calcext:value-type="float">
            <text:p><text:s/>4,682,53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91145.0683088" calcext:value-type="float">
            <text:p><text:s/>191,14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86388.44" calcext:value-type="float">
            <text:p><text:s/>186,388 <text:s/></text:p>
          </table:table-cell>
          <table:table-cell table:style-name="ce42" office:value-type="float" office:value="602686.1106" calcext:value-type="float">
            <text:p><text:s/>602,686 <text:s/></text:p>
          </table:table-cell>
          <table:table-cell table:style-name="ce42" office:value-type="float" office:value="52348.821" calcext:value-type="float">
            <text:p><text:s/>52,349 <text:s/></text:p>
          </table:table-cell>
          <table:table-cell table:style-name="ce42" office:value-type="float" office:value="3027111.08640762" calcext:value-type="float">
            <text:p><text:s/>3,027,1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6663.04067531" calcext:value-type="float">
            <text:p><text:s/>1,446,663 <text:s/></text:p>
          </table:table-cell>
          <table:table-cell table:style-name="ce42" office:value-type="float" office:value="389722.638384" calcext:value-type="float">
            <text:p><text:s/>389,72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7.6" calcext:value-type="float">
            <text:p><text:s/>5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21470.3" calcext:value-type="float">
            <text:p><text:s/>121,470 <text:s/></text:p>
          </table:table-cell>
          <table:table-cell table:style-name="ce42" office:value-type="float" office:value="231726.0309" calcext:value-type="float">
            <text:p><text:s/>231,726 <text:s/></text:p>
          </table:table-cell>
          <table:table-cell table:style-name="ce42" office:value-type="float" office:value="52348.821" calcext:value-type="float">
            <text:p><text:s/>52,349 <text:s/></text:p>
          </table:table-cell>
          <table:table-cell table:style-name="ce42" office:value-type="float" office:value="17222.16" calcext:value-type="float">
            <text:p><text:s/>17,2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4918.14" calcext:value-type="float">
            <text:p><text:s/>64,918 <text:s/></text:p>
          </table:table-cell>
          <table:table-cell table:style-name="ce42" office:value-type="float" office:value="370960.0797" calcext:value-type="float">
            <text:p><text:s/>370,9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05287.00508262" calcext:value-type="float">
            <text:p><text:s/>3,005,2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6663.04067531" calcext:value-type="float">
            <text:p><text:s/>1,446,663 <text:s/></text:p>
          </table:table-cell>
          <table:table-cell table:style-name="ce42" office:value-type="float" office:value="387581.557059" calcext:value-type="float">
            <text:p><text:s/>387,5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18.8" calcext:value-type="float">
            <text:p><text:s/>1,9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175.521325" calcext:value-type="float">
            <text:p><text:s/>2,17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141.081325" calcext:value-type="float">
            <text:p><text:s/>2,14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25.16" calcext:value-type="float">
            <text:p><text:s/>125 <text:s/></text:p>
          </table:table-cell>
          <table:table-cell table:style-name="ce44" office:value-type="float" office:value="1627.1934" calcext:value-type="float">
            <text:p><text:s/>1,627 <text:s/></text:p>
          </table:table-cell>
          <table:table-cell table:style-name="ce44" office:value-type="float" office:value="371.3703" calcext:value-type="float">
            <text:p><text:s/>37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77878" calcext:value-type="float">
            <text:p><text:s/>577,878 <text:s/></text:p>
          </table:table-cell>
          <table:table-cell table:style-name="ce44" office:value-type="float" office:value="211741.3578" calcext:value-type="float">
            <text:p><text:s/>211,741 <text:s/></text:p>
          </table:table-cell>
          <table:table-cell table:style-name="ce44" office:value-type="float" office:value="48027.1323" calcext:value-type="float">
            <text:p><text:s/>48,027 <text:s/></text:p>
          </table:table-cell>
          <table:table-cell table:style-name="ce44" office:value-type="float" office:value="36707240.1523089" calcext:value-type="float">
            <text:p><text:s/>36,707,24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98.97705956318" calcext:value-type="float">
            <text:p><text:s/>199 <text:s/></text:p>
          </table:table-cell>
          <table:table-cell table:style-name="ce44" office:value-type="float" office:value="2343960.4996125" calcext:value-type="float">
            <text:p><text:s/>2,343,96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77878" calcext:value-type="float">
            <text:p><text:s/>577,878 <text:s/></text:p>
          </table:table-cell>
          <table:table-cell table:style-name="ce44" office:value-type="float" office:value="211741.3578" calcext:value-type="float">
            <text:p><text:s/>211,741 <text:s/></text:p>
          </table:table-cell>
          <table:table-cell table:style-name="ce44" office:value-type="float" office:value="48027.1323" calcext:value-type="float">
            <text:p><text:s/>48,027 <text:s/></text:p>
          </table:table-cell>
          <table:table-cell table:style-name="ce44" office:value-type="float" office:value="20861627.0420825" calcext:value-type="float">
            <text:p><text:s/>20,861,627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98.97705956318" calcext:value-type="float">
            <text:p><text:s/>199 <text:s/></text:p>
          </table:table-cell>
          <table:table-cell table:style-name="ce44" office:value-type="float" office:value="2112527.0989035" calcext:value-type="float">
            <text:p><text:s/>2,112,5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77878" calcext:value-type="float">
            <text:p><text:s/>577,878 <text:s/></text:p>
          </table:table-cell>
          <table:table-cell table:style-name="ce42" office:value-type="float" office:value="211741.3578" calcext:value-type="float">
            <text:p><text:s/>211,741 <text:s/></text:p>
          </table:table-cell>
          <table:table-cell table:style-name="ce42" office:value-type="float" office:value="48027.1323" calcext:value-type="float">
            <text:p><text:s/>48,027 <text:s/></text:p>
          </table:table-cell>
          <table:table-cell table:style-name="ce42" office:value-type="float" office:value="5559400.29161295" calcext:value-type="float">
            <text:p><text:s/>5,559,4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8.97705956318" calcext:value-type="float">
            <text:p><text:s/>199 <text:s/></text:p>
          </table:table-cell>
          <table:table-cell table:style-name="ce42" office:value-type="float" office:value="711729.207234" calcext:value-type="float">
            <text:p><text:s/>711,7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155.884325" calcext:value-type="float">
            <text:p><text:s/>37,1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47.324325" calcext:value-type="float">
            <text:p><text:s/>3,3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7373.621120742" calcext:value-type="float">
            <text:p><text:s/>327,3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93.275132" calcext:value-type="float">
            <text:p><text:s/>8,5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1025.089681565" calcext:value-type="float">
            <text:p><text:s/>831,0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02.127042" calcext:value-type="float">
            <text:p><text:s/>1,8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950.175165" calcext:value-type="float">
            <text:p><text:s/>30,9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02.575165" calcext:value-type="float">
            <text:p><text:s/>3,2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43.988824" calcext:value-type="float">
            <text:p><text:s/>5,9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2.648824" calcext:value-type="float">
            <text:p><text:s/>2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8345.94566584" calcext:value-type="float">
            <text:p><text:s/>298,3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86.775837" calcext:value-type="float">
            <text:p><text:s/>3,0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36.288942" calcext:value-type="float">
            <text:p><text:s/>7,8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82.728942" calcext:value-type="float">
            <text:p><text:s/>5,7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98091.26990733" calcext:value-type="float">
            <text:p><text:s/>1,998,0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8.97705956318" calcext:value-type="float">
            <text:p><text:s/>199 <text:s/></text:p>
          </table:table-cell>
          <table:table-cell table:style-name="ce42" office:value-type="float" office:value="426330.907191" calcext:value-type="float">
            <text:p><text:s/>426,3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4968.68656873" calcext:value-type="float">
            <text:p><text:s/>1,314,9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987.056808" calcext:value-type="float">
            <text:p><text:s/>84,9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89579.49019186" calcext:value-type="float">
            <text:p>( 989,57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84987.056808" calcext:value-type="float">
            <text:p>( 84,98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20236.87637687" calcext:value-type="float">
            <text:p>( 320,23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152.32" calcext:value-type="float">
            <text:p>( 5,15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832.643752665" calcext:value-type="float">
            <text:p><text:s/>219,8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8.97705956318" calcext:value-type="float">
            <text:p><text:s/>1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324.9292029312" calcext:value-type="float">
            <text:p><text:s/>74,3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88965.010383" calcext:value-type="float">
            <text:p><text:s/>388,96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41343.850383" calcext:value-type="float">
            <text:p><text:s/>341,3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8188.575024" calcext:value-type="float">
            <text:p><text:s/>208,1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03.875024" calcext:value-type="float">
            <text:p><text:s/>4,3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844.258092" calcext:value-type="float">
            <text:p><text:s/>45,8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36.798092" calcext:value-type="float">
            <text:p><text:s/>4,63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7087.295263" calcext:value-type="float">
            <text:p><text:s/>87,08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201.295263" calcext:value-type="float">
            <text:p><text:s/>6,2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5415.596262" calcext:value-type="float">
            <text:p><text:s/>415,4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753.386262" calcext:value-type="float">
            <text:p><text:s/>21,7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371.592698" calcext:value-type="float">
            <text:p><text:s/>78,3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7.482698" calcext:value-type="float">
            <text:p><text:s/>8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7044.003564" calcext:value-type="float">
            <text:p><text:s/>337,0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925.903564" calcext:value-type="float">
            <text:p><text:s/>20,9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356.310141" calcext:value-type="float">
            <text:p>( 12,35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961.130141" calcext:value-type="float">
            <text:p>( 10,961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9695.366341" calcext:value-type="float">
            <text:p>( 29,695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999.926341" calcext:value-type="float">
            <text:p>( 3,00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77878" calcext:value-type="float">
            <text:p><text:s/>577,878 <text:s/></text:p>
          </table:table-cell>
          <table:table-cell table:style-name="ce42" office:value-type="float" office:value="211741.3578" calcext:value-type="float">
            <text:p><text:s/>211,741 <text:s/></text:p>
          </table:table-cell>
          <table:table-cell table:style-name="ce42" office:value-type="float" office:value="48027.1323" calcext:value-type="float">
            <text:p><text:s/>48,027 <text:s/></text:p>
          </table:table-cell>
          <table:table-cell table:style-name="ce42" office:value-type="float" office:value="703035.876396" calcext:value-type="float">
            <text:p><text:s/>703,0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145.933996" calcext:value-type="float">
            <text:p><text:s/>50,1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77878" calcext:value-type="float">
            <text:p><text:s/>577,878 <text:s/></text:p>
          </table:table-cell>
          <table:table-cell table:style-name="ce42" office:value-type="float" office:value="211741.3578" calcext:value-type="float">
            <text:p><text:s/>211,741 <text:s/></text:p>
          </table:table-cell>
          <table:table-cell table:style-name="ce42" office:value-type="float" office:value="48027.1323" calcext:value-type="float">
            <text:p><text:s/>48,027 <text:s/></text:p>
          </table:table-cell>
          <table:table-cell table:style-name="ce42" office:value-type="float" office:value="607552.069026" calcext:value-type="float">
            <text:p><text:s/>607,5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784.306626" calcext:value-type="float">
            <text:p><text:s/>39,7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483.80737" calcext:value-type="float">
            <text:p><text:s/>95,4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361.62737" calcext:value-type="float">
            <text:p><text:s/>10,3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1995.78846" calcext:value-type="float">
            <text:p>( 31,99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296.58846" calcext:value-type="float">
            <text:p>( 6,29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071.19699" calcext:value-type="float">
            <text:p><text:s/>97,0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65.50699" calcext:value-type="float">
            <text:p><text:s/>9,56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0061.59274" calcext:value-type="float">
            <text:p><text:s/>20,06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835.85274" calcext:value-type="float">
            <text:p><text:s/>3,8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460.334147472" calcext:value-type="float">
            <text:p><text:s/>135,4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77.431294" calcext:value-type="float">
            <text:p><text:s/>5,3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217.292195" calcext:value-type="float">
            <text:p><text:s/>39,2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868.372195" calcext:value-type="float">
            <text:p><text:s/>5,8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310.124992" calcext:value-type="float">
            <text:p><text:s/>170,3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7335.344992" calcext:value-type="float">
            <text:p><text:s/>147,3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9.3680000084" calcext:value-type="float">
            <text:p><text:s/>1,0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886.287928" calcext:value-type="float">
            <text:p><text:s/>80,8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7.047928" calcext:value-type="float">
            <text:p><text:s/>35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9000.229952" calcext:value-type="float">
            <text:p><text:s/>19,00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74361.5399005" calcext:value-type="float">
            <text:p><text:s/>12,374,3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5978.0771005" calcext:value-type="float">
            <text:p><text:s/>55,9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2528.2028" calcext:value-type="float">
            <text:p><text:s/>172,5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37288.6971005" calcext:value-type="float">
            <text:p><text:s/>11,837,2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5978.0771005" calcext:value-type="float">
            <text:p><text:s/>55,9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413.88" calcext:value-type="float">
            <text:p><text:s/>30,41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4130.76" calcext:value-type="float">
            <text:p><text:s/>334,1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9975.68486" calcext:value-type="float">
            <text:p><text:s/>529,9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.12486" calcext:value-type="float">
            <text:p><text:s/>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52.80486" calcext:value-type="float">
            <text:p><text:s/>3,9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.12486" calcext:value-type="float">
            <text:p><text:s/>2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26022.88" calcext:value-type="float">
            <text:p><text:s/>526,02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1487.32304" calcext:value-type="float">
            <text:p><text:s/>1,141,4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393.48704" calcext:value-type="float">
            <text:p><text:s/>88,3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9107.157768" calcext:value-type="float">
            <text:p><text:s/>549,1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268.037768" calcext:value-type="float">
            <text:p><text:s/>88,2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97.4" calcext:value-type="float">
            <text:p><text:s/>12,4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40.686243" calcext:value-type="float">
            <text:p><text:s/>9,9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206243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29.74" calcext:value-type="float">
            <text:p><text:s/>9,5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79.856187" calcext:value-type="float">
            <text:p><text:s/>6,0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.856187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5596.668038" calcext:value-type="float">
            <text:p><text:s/>425,5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.612038" calcext:value-type="float">
            <text:p><text:s/>8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8735.814804" calcext:value-type="float">
            <text:p><text:s/>128,73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3.774804" calcext:value-type="float">
            <text:p><text:s/>34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56402.202669" calcext:value-type="float">
            <text:p><text:s/>1,256,40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56402.202669" calcext:value-type="float">
            <text:p><text:s/>1,256,4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845613.1102264" calcext:value-type="float">
            <text:p><text:s/>15,845,6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1433.400709" calcext:value-type="float">
            <text:p><text:s/>231,4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845613.1102264" calcext:value-type="float">
            <text:p><text:s/>15,845,6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1433.400709" calcext:value-type="float">
            <text:p><text:s/>231,4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545247.380709" calcext:value-type="float">
            <text:p>( 12,545,24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31433.400709" calcext:value-type="float">
            <text:p>( 231,43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77664.659538" calcext:value-type="float">
            <text:p><text:s/>19,777,66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787.633917" calcext:value-type="float">
            <text:p><text:s/>79,78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65002.744" calcext:value-type="float">
            <text:p><text:s/>14,465,0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107.387727" calcext:value-type="float">
            <text:p><text:s/>45,1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67554.527811" calcext:value-type="float">
            <text:p><text:s/>5,267,55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787.633917" calcext:value-type="float">
            <text:p><text:s/>79,78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48658.028305" calcext:value-type="float">
            <text:p><text:s/>1,648,6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648658.028305" calcext:value-type="float">
            <text:p><text:s/>1,648,65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49340.1" calcext:value-type="float">
            <text:p><text:s/>6,649,340 <text:s/></text:p>
          </table:table-cell>
          <table:table-cell table:number-columns-repeated="2" table:style-name="ce42" office:value-type="float" office:value="19785.48" calcext:value-type="float">
            <text:p><text:s/>19,7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581984.64" calcext:value-type="float">
            <text:p><text:s/>3,581,98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7540" calcext:value-type="float">
            <text:p><text:s/>1,817,5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128406.8224" calcext:value-type="float">
            <text:p><text:s/>2,128,4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943.68" calcext:value-type="float">
            <text:p><text:s/>81,944 <text:s/></text:p>
          </table:table-cell>
          <table:table-cell table:number-columns-repeated="2" table:style-name="ce42" office:value-type="float" office:value="124917" calcext:value-type="float">
            <text:p><text:s/>124,917 <text:s/></text:p>
          </table:table-cell>
          <table:table-cell table:style-name="ce42" office:value-type="float" office:value="-0.75" calcext:value-type="float">
            <text:p><text:s/>-1 <text:s/></text:p>
          </table:table-cell>
          <table:table-cell table:style-name="ce42" office:value-type="float" office:value="10611.1521801505" calcext:value-type="float">
            <text:p><text:s/>10,611 <text:s/></text:p>
          </table:table-cell>
          <table:table-cell table:style-name="ce42" office:value-type="float" office:value="156149.64781985" calcext:value-type="float">
            <text:p><text:s/>156,150 <text:s/></text:p>
          </table:table-cell>
          <table:table-cell table:style-name="ce42" office:value-type="float" office:value="829.6" calcext:value-type="float">
            <text:p><text:s/>83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567396.42" calcext:value-type="float">
            <text:p><text:s/>6,567,396 <text:s/></text:p>
          </table:table-cell>
          <table:table-cell table:number-columns-repeated="2" table:style-name="ce43" office:value-type="float" office:value="-3687116.16" calcext:value-type="float">
            <text:p><text:s/>-3,687,116 <text:s/></text:p>
          </table:table-cell>
          <table:table-cell table:style-name="ce43" office:value-type="float" office:value="0.75" calcext:value-type="float">
            <text:p><text:s/>1 <text:s/></text:p>
          </table:table-cell>
          <table:table-cell table:style-name="ce43" office:value-type="float" office:value="-10611.1521801505" calcext:value-type="float">
            <text:p><text:s/>-10,611 <text:s/></text:p>
          </table:table-cell>
          <table:table-cell table:style-name="ce43" office:value-type="float" office:value="-4102096.47021985" calcext:value-type="float">
            <text:p><text:s/>-4,102,096 <text:s/></text:p>
          </table:table-cell>
          <table:table-cell table:style-name="ce43" office:value-type="float" office:value="-829.6" calcext:value-type="float">
            <text:p><text:s/>-8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23610.02" calcext:value-type="float">
            <text:p><text:s/>3,723,610 <text:s/></text:p>
          </table:table-cell>
          <table:table-cell table:number-columns-repeated="2" table:style-name="ce42" office:value-type="float" office:value="6121.44" calcext:value-type="float">
            <text:p><text:s/>6,1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88" calcext:value-type="float">
            <text:p><text:s/>2,088 <text:s/></text:p>
          </table:table-cell>
          <table:table-cell table:style-name="ce42" office:value-type="float" office:value="8873.6" calcext:value-type="float">
            <text:p><text:s/>8,8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-103754.04" calcext:value-type="float">
            <text:p><text:s/>-103,75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4409.8441801505" calcext:value-type="float">
            <text:p><text:s/>-14,410 <text:s/></text:p>
          </table:table-cell>
          <table:table-cell table:style-name="ce43" office:value-type="float" office:value="5549.57298015039" calcext:value-type="float">
            <text:p><text:s/>5,550 <text:s/></text:p>
          </table:table-cell>
          <table:table-cell table:style-name="ce43" office:value-type="float" office:value="-14547.75" calcext:value-type="float">
            <text:p><text:s/>-14,54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70027.58" calcext:value-type="float">
            <text:p><text:s/>9,470,028 <text:s/></text:p>
          </table:table-cell>
          <table:table-cell table:number-columns-repeated="2" table:style-name="ce42" office:value-type="float" office:value="11630785.92" calcext:value-type="float">
            <text:p><text:s/>11,630,7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08" calcext:value-type="float">
            <text:p><text:s/>23,808 <text:s/></text:p>
          </table:table-cell>
          <table:table-cell table:style-name="ce42" office:value-type="float" office:value="4439530.4" calcext:value-type="float">
            <text:p><text:s/>4,439,5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70027.58" calcext:value-type="float">
            <text:p><text:s/>9,470,028 <text:s/></text:p>
          </table:table-cell>
          <table:table-cell table:number-columns-repeated="2" table:style-name="ce42" office:value-type="float" office:value="7408189.9428" calcext:value-type="float">
            <text:p><text:s/>7,408,1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08" calcext:value-type="float">
            <text:p><text:s/>23,808 <text:s/></text:p>
          </table:table-cell>
          <table:table-cell table:style-name="ce42" office:value-type="float" office:value="4439530.4" calcext:value-type="float">
            <text:p><text:s/>4,439,5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222595.9772" calcext:value-type="float">
            <text:p><text:s/>4,222,59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991.26" calcext:value-type="float">
            <text:p><text:s/>3,9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.6" calcext:value-type="float">
            <text:p><text:s/>6 <text:s/></text:p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61.54" calcext:value-type="float">
            <text:p><text:s/>2,0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.6" calcext:value-type="float">
            <text:p><text:s/>6 <text:s/></text:p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18.8" calcext:value-type="float">
            <text:p><text:s/>1,9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0.92" calcext:value-type="float">
            <text:p><text:s/>1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2313813.98" calcext:value-type="float">
            <text:p><text:s/>12,313,814 <text:s/></text:p>
          </table:table-cell>
          <table:table-cell table:number-columns-repeated="2" table:style-name="ce44" office:value-type="float" office:value="8037311.1" calcext:value-type="float">
            <text:p><text:s/>8,037,311 <text:s/></text:p>
          </table:table-cell>
          <table:table-cell table:style-name="ce44" office:value-type="float" office:value="0.75" calcext:value-type="float">
            <text:p><text:s/>1 <text:s/></text:p>
          </table:table-cell>
          <table:table-cell table:style-name="ce44" office:value-type="float" office:value="25518.692" calcext:value-type="float">
            <text:p><text:s/>25,519 <text:s/></text:p>
          </table:table-cell>
          <table:table-cell table:style-name="ce44" office:value-type="float" office:value="323005.1568" calcext:value-type="float">
            <text:p><text:s/>323,005 <text:s/></text:p>
          </table:table-cell>
          <table:table-cell table:style-name="ce44" office:value-type="float" office:value="13715.6" calcext:value-type="float">
            <text:p><text:s/>13,71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037311.1" calcext:value-type="float">
            <text:p><text:s/>8,037,311 <text:s/></text:p>
          </table:table-cell>
          <table:table-cell table:style-name="ce44" office:value-type="float" office:value="0.75" calcext:value-type="float">
            <text:p><text:s/>1 <text:s/></text:p>
          </table:table-cell>
          <table:table-cell table:style-name="ce44" office:value-type="float" office:value="25518.692" calcext:value-type="float">
            <text:p><text:s/>25,519 <text:s/></text:p>
          </table:table-cell>
          <table:table-cell table:style-name="ce44" office:value-type="float" office:value="323005.1568" calcext:value-type="float">
            <text:p><text:s/>323,005 <text:s/></text:p>
          </table:table-cell>
          <table:table-cell table:style-name="ce44" office:value-type="float" office:value="13715.6" calcext:value-type="float">
            <text:p><text:s/>13,7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873.36" calcext:value-type="float">
            <text:p><text:s/>6,87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1.2" calcext:value-type="float">
            <text:p><text:s/>1,031 <text:s/></text:p>
          </table:table-cell>
          <table:table-cell table:style-name="ce42" office:value-type="float" office:value="5956.8" calcext:value-type="float">
            <text:p><text:s/>5,9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.48" calcext:value-type="float">
            <text:p><text:s/>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87.32" calcext:value-type="float">
            <text:p><text:s/>1,0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58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1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4.56" calcext:value-type="float">
            <text:p><text:s/>27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.1" calcext:value-type="float">
            <text:p><text:s/>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02" calcext:value-type="float">
            <text:p><text:s/>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.2" calcext:value-type="float">
            <text:p><text:s/>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02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7.02" calcext:value-type="float">
            <text:p>( 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7.2" calcext:value-type="float">
            <text:p><text:s/>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0.98" calcext:value-type="float">
            <text:p><text:s/>7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4" calcext:value-type="float">
            <text:p><text:s/>1,0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.18" calcext:value-type="float">
            <text:p><text:s/>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0.28" calcext:value-type="float">
            <text:p><text:s/>2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4.66" calcext:value-type="float">
            <text:p><text:s/>11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.35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8.28" calcext:value-type="float">
            <text:p><text:s/>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.35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.38" calcext:value-type="float">
            <text:p><text:s/>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7.02" calcext:value-type="float">
            <text:p>( 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9.36" calcext:value-type="float">
            <text:p>( 9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3.72" calcext:value-type="float">
            <text:p><text:s/>21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00" calcext:value-type="float">
            <text:p><text:s/>5,1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7.7" calcext:value-type="float">
            <text:p><text:s/>1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00" calcext:value-type="float">
            <text:p><text:s/>5,1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.02" calcext:value-type="float">
            <text:p><text:s/>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5.24" calcext:value-type="float">
            <text:p><text:s/>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.05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34.94" calcext:value-type="float">
            <text:p><text:s/>13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09.34" calcext:value-type="float">
            <text:p><text:s/>5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371.94" calcext:value-type="float">
            <text:p><text:s/>3,3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6.3" calcext:value-type="float">
            <text:p><text:s/>7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5.38" calcext:value-type="float">
            <text:p><text:s/>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78.92" calcext:value-type="float">
            <text:p><text:s/>4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5.88" calcext:value-type="float">
            <text:p><text:s/>4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987283.46" calcext:value-type="float">
            <text:p><text:s/>7,987,283 <text:s/></text:p>
          </table:table-cell>
          <table:table-cell table:style-name="ce42" office:value-type="float" office:value="0.75" calcext:value-type="float">
            <text:p><text:s/>1 <text:s/></text:p>
          </table:table-cell>
          <table:table-cell table:style-name="ce42" office:value-type="float" office:value="1030.6344" calcext:value-type="float">
            <text:p><text:s/>1,031 <text:s/></text:p>
          </table:table-cell>
          <table:table-cell table:style-name="ce42" office:value-type="float" office:value="171496.8184" calcext:value-type="float">
            <text:p><text:s/>171,49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75" calcext:value-type="float">
            <text:p><text:s/>1 <text:s/></text:p>
          </table:table-cell>
          <table:table-cell table:style-name="ce42" office:value-type="float" office:value="1030.6344" calcext:value-type="float">
            <text:p><text:s/>1,031 <text:s/></text:p>
          </table:table-cell>
          <table:table-cell table:style-name="ce42" office:value-type="float" office:value="171496.8184" calcext:value-type="float">
            <text:p><text:s/>171,49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987283.46" calcext:value-type="float">
            <text:p><text:s/>7,987,2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4.28" calcext:value-type="float">
            <text:p><text:s/>2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4.28" calcext:value-type="float">
            <text:p><text:s/>2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900" calcext:value-type="float">
            <text:p><text:s/>42,9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488.0576" calcext:value-type="float">
            <text:p><text:s/>24,488 <text:s/></text:p>
          </table:table-cell>
          <table:table-cell table:style-name="ce42" office:value-type="float" office:value="150477.1384" calcext:value-type="float">
            <text:p><text:s/>150,477 <text:s/></text:p>
          </table:table-cell>
          <table:table-cell table:style-name="ce42" office:value-type="float" office:value="7758.8" calcext:value-type="float">
            <text:p><text:s/>7,7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723.4" calcext:value-type="float">
            <text:p><text:s/>2,7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568.34" calcext:value-type="float">
            <text:p><text:s/>7,5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85.84" calcext:value-type="float">
            <text:p><text:s/>2,9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836.56" calcext:value-type="float">
            <text:p><text:s/>29,8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488.0576" calcext:value-type="float">
            <text:p><text:s/>24,488 <text:s/></text:p>
          </table:table-cell>
          <table:table-cell table:style-name="ce42" office:value-type="float" office:value="150477.1384" calcext:value-type="float">
            <text:p><text:s/>150,477 <text:s/></text:p>
          </table:table-cell>
          <table:table-cell table:style-name="ce42" office:value-type="float" office:value="4244.9" calcext:value-type="float">
            <text:p><text:s/>4,24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509.26" calcext:value-type="float">
            <text:p><text:s/>2,509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90.5" calcext:value-type="float">
            <text:p><text:s/>791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13813.98" calcext:value-type="float">
            <text:p><text:s/>12,313,8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13813.98" calcext:value-type="float">
            <text:p><text:s/>12,313,8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313813.98" calcext:value-type="float">
            <text:p>( 12,313,81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69412.56" calcext:value-type="float">
            <text:p><text:s/>69,413 <text:s/></text:p>
          </table:table-cell>
          <table:table-cell table:style-name="ce42" office:value-type="float" office:value="2423755.2" calcext:value-type="float">
            <text:p><text:s/>2,423,7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0800.96" calcext:value-type="float">
            <text:p><text:s/>310,801 <text:s/></text:p>
          </table:table-cell>
          <table:table-cell table:style-name="ce42" office:value-type="float" office:value="8751" calcext:value-type="float">
            <text:p><text:s/>8,751 <text:s/></text:p>
          </table:table-cell>
          <table:table-cell table:style-name="ce42" office:value-type="float" office:value="728412.996488928" calcext:value-type="float">
            <text:p><text:s/>728,413 <text:s/></text:p>
          </table:table-cell>
          <table:table-cell table:style-name="ce42" office:value-type="float" office:value="29341.8" calcext:value-type="float">
            <text:p><text:s/>29,342 <text:s/></text:p>
          </table:table-cell>
          <table:table-cell table:style-name="ce42" office:value-type="float" office:value="33937.34" calcext:value-type="float">
            <text:p><text:s/>33,937 <text:s/></text:p>
          </table:table-cell>
          <table:table-cell table:style-name="ce42" office:value-type="float" office:value="179706.6" calcext:value-type="float">
            <text:p><text:s/>179,70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7469848.68" calcext:value-type="float">
            <text:p><text:s/>7,469,849 <text:s/></text:p>
          </table:table-cell>
          <table:table-cell table:style-name="ce42" office:value-type="float" office:value="331661.76" calcext:value-type="float">
            <text:p><text:s/>331,662 <text:s/></text:p>
          </table:table-cell>
          <table:table-cell table:style-name="ce42" office:value-type="float" office:value="8.1" calcext:value-type="float">
            <text:p><text:s/>8 <text:s/></text:p>
          </table:table-cell>
          <table:table-cell table:style-name="ce42" office:value-type="float" office:value="277954.56" calcext:value-type="float">
            <text:p><text:s/>277,955 <text:s/></text:p>
          </table:table-cell>
          <table:table-cell table:style-name="ce42" office:value-type="float" office:value="615412" calcext:value-type="float">
            <text:p><text:s/>615,412 <text:s/></text:p>
          </table:table-cell>
          <table:table-cell table:style-name="ce42" office:value-type="float" office:value="37012.9169715269" calcext:value-type="float">
            <text:p><text:s/>37,013 <text:s/></text:p>
          </table:table-cell>
          <table:table-cell table:style-name="ce42" office:value-type="float" office:value="23215.5" calcext:value-type="float">
            <text:p><text:s/>23,216 <text:s/></text:p>
          </table:table-cell>
          <table:table-cell table:style-name="ce42" office:value-type="float" office:value="176339.36" calcext:value-type="float">
            <text:p><text:s/>176,339 <text:s/></text:p>
          </table:table-cell>
          <table:table-cell table:style-name="ce42" office:value-type="float" office:value="93878.1" calcext:value-type="float">
            <text:p><text:s/>93,8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84325.4" calcext:value-type="float">
            <text:p><text:s/>184,325 <text:s/></text:p>
          </table:table-cell>
          <table:table-cell table:style-name="ce42" office:value-type="float" office:value="2226489.6" calcext:value-type="float">
            <text:p><text:s/>2,226,4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28.16" calcext:value-type="float">
            <text:p><text:s/>3,4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91206.68" calcext:value-type="float">
            <text:p><text:s/>191,207 <text:s/></text:p>
          </table:table-cell>
          <table:table-cell table:style-name="ce42" office:value-type="float" office:value="504399.335328" calcext:value-type="float">
            <text:p><text:s/>504,399 <text:s/></text:p>
          </table:table-cell>
          <table:table-cell table:style-name="ce42" office:value-type="float" office:value="-203.4" calcext:value-type="float">
            <text:p><text:s/>-203 <text:s/></text:p>
          </table:table-cell>
          <table:table-cell table:style-name="ce42" office:value-type="float" office:value="-181092.48" calcext:value-type="float">
            <text:p><text:s/>-181,092 <text:s/></text:p>
          </table:table-cell>
          <table:table-cell table:style-name="ce42" office:value-type="float" office:value="17566" calcext:value-type="float">
            <text:p><text:s/>17,566 <text:s/></text:p>
          </table:table-cell>
          <table:table-cell table:style-name="ce42" office:value-type="float" office:value="74.6999999999975" calcext:value-type="float">
            <text:p><text:s/>75 <text:s/></text:p>
          </table:table-cell>
          <table:table-cell table:style-name="ce42" office:value-type="float" office:value="-3780" calcext:value-type="float">
            <text:p><text:s/>-3,780 <text:s/></text:p>
          </table:table-cell>
          <table:table-cell table:style-name="ce42" office:value-type="float" office:value="41070.52" calcext:value-type="float">
            <text:p><text:s/>41,071 <text:s/></text:p>
          </table:table-cell>
          <table:table-cell table:style-name="ce42" office:value-type="float" office:value="-21799.8" calcext:value-type="float">
            <text:p><text:s/>-21,80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7775968.2" calcext:value-type="float">
            <text:p><text:s/>-7,775,968 <text:s/></text:p>
          </table:table-cell>
          <table:table-cell table:style-name="ce43" office:value-type="float" office:value="-638795.495328" calcext:value-type="float">
            <text:p><text:s/>-638,795 <text:s/></text:p>
          </table:table-cell>
          <table:table-cell table:style-name="ce43" office:value-type="float" office:value="195.3" calcext:value-type="float">
            <text:p><text:s/>195 <text:s/></text:p>
          </table:table-cell>
          <table:table-cell table:style-name="ce43" office:value-type="float" office:value="210510.72" calcext:value-type="float">
            <text:p><text:s/>210,511 <text:s/></text:p>
          </table:table-cell>
          <table:table-cell table:style-name="ce43" office:value-type="float" office:value="-624227" calcext:value-type="float">
            <text:p><text:s/>-624,227 <text:s/></text:p>
          </table:table-cell>
          <table:table-cell table:style-name="ce43" office:value-type="float" office:value="691325.379517401" calcext:value-type="float">
            <text:p><text:s/>691,325 <text:s/></text:p>
          </table:table-cell>
          <table:table-cell table:style-name="ce43" office:value-type="float" office:value="9906.3" calcext:value-type="float">
            <text:p><text:s/>9,906 <text:s/></text:p>
          </table:table-cell>
          <table:table-cell table:style-name="ce43" office:value-type="float" office:value="-183472.54" calcext:value-type="float">
            <text:p><text:s/>-183,473 <text:s/></text:p>
          </table:table-cell>
          <table:table-cell table:style-name="ce43" office:value-type="float" office:value="107628.3" calcext:value-type="float">
            <text:p><text:s/>107,62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62164.2" calcext:value-type="float">
            <text:p><text:s/>62,164 <text:s/></text:p>
          </table:table-cell>
          <table:table-cell table:style-name="ce42" office:value-type="float" office:value="1811072.64" calcext:value-type="float">
            <text:p><text:s/>1,811,073 <text:s/></text:p>
          </table:table-cell>
          <table:table-cell table:style-name="ce42" office:value-type="float" office:value="320.4" calcext:value-type="float">
            <text:p><text:s/>320 <text:s/></text:p>
          </table:table-cell>
          <table:table-cell table:style-name="ce42" office:value-type="float" office:value="35161.92" calcext:value-type="float">
            <text:p><text:s/>35,162 <text:s/></text:p>
          </table:table-cell>
          <table:table-cell table:style-name="ce42" office:value-type="float" office:value="1" calcext:value-type="float">
            <text:p><text:s/>1 <text:s/></text:p>
          </table:table-cell>
          <table:table-cell table:style-name="ce42" office:value-type="float" office:value="1916.47" calcext:value-type="float">
            <text:p><text:s/>1,9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8801.2" calcext:value-type="float">
            <text:p><text:s/>178,80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7860.68" calcext:value-type="float">
            <text:p><text:s/>47,861 <text:s/></text:p>
          </table:table-cell>
          <table:table-cell table:style-name="ce43" office:value-type="float" office:value="65816.112498" calcext:value-type="float">
            <text:p><text:s/>65,81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37056.46954701" calcext:value-type="float">
            <text:p><text:s/>237,056 <text:s/></text:p>
          </table:table-cell>
          <table:table-cell table:style-name="ce42" office:value-type="float" office:value="3760610.05119997" calcext:value-type="float">
            <text:p><text:s/>3,760,6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7536.735488547" calcext:value-type="float">
            <text:p><text:s/>447,537 <text:s/></text:p>
          </table:table-cell>
          <table:table-cell table:style-name="ce42" office:value-type="float" office:value="2545.4330487692" calcext:value-type="float">
            <text:p><text:s/>2,54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34849.72" calcext:value-type="float">
            <text:p><text:s/>234,850 <text:s/></text:p>
          </table:table-cell>
          <table:table-cell table:style-name="ce42" office:value-type="float" office:value="3053653.44" calcext:value-type="float">
            <text:p><text:s/>3,053,6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08.96" calcext:value-type="float">
            <text:p><text:s/>16,0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206.7495470104" calcext:value-type="float">
            <text:p><text:s/>2,207 <text:s/></text:p>
          </table:table-cell>
          <table:table-cell table:style-name="ce43" office:value-type="float" office:value="690947.651199967" calcext:value-type="float">
            <text:p><text:s/>690,94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47536.735488547" calcext:value-type="float">
            <text:p><text:s/>447,537 <text:s/></text:p>
          </table:table-cell>
          <table:table-cell table:style-name="ce43" office:value-type="float" office:value="2545.4330487692" calcext:value-type="float">
            <text:p><text:s/>2,54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3100805.48" calcext:value-type="float">
            <text:p><text:s/>13,100,805 <text:s/></text:p>
          </table:table-cell>
          <table:table-cell table:style-name="ce42" office:value-type="float" office:value="12401709.341778" calcext:value-type="float">
            <text:p><text:s/>12,401,709 <text:s/></text:p>
          </table:table-cell>
          <table:table-cell table:style-name="ce42" office:value-type="float" office:value="9061.2" calcext:value-type="float">
            <text:p><text:s/>9,061 <text:s/></text:p>
          </table:table-cell>
          <table:table-cell table:style-name="ce42" office:value-type="float" office:value="275517.12" calcext:value-type="float">
            <text:p><text:s/>275,517 <text:s/></text:p>
          </table:table-cell>
          <table:table-cell table:style-name="ce42" office:value-type="float" office:value="1038458" calcext:value-type="float">
            <text:p><text:s/>1,038,458 <text:s/></text:p>
          </table:table-cell>
          <table:table-cell table:style-name="ce42" office:value-type="float" office:value="95779.51" calcext:value-type="float">
            <text:p><text:s/>95,7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01408.42" calcext:value-type="float">
            <text:p><text:s/>1,101,408 <text:s/></text:p>
          </table:table-cell>
          <table:table-cell table:style-name="ce42" office:value-type="float" office:value="1667462.87" calcext:value-type="float">
            <text:p><text:s/>1,667,46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2980101.5456" calcext:value-type="float">
            <text:p><text:s/>12,980,102 <text:s/></text:p>
          </table:table-cell>
          <table:table-cell table:style-name="ce42" office:value-type="float" office:value="12401709.341778" calcext:value-type="float">
            <text:p><text:s/>12,401,709 <text:s/></text:p>
          </table:table-cell>
          <table:table-cell table:style-name="ce42" office:value-type="float" office:value="9061.2" calcext:value-type="float">
            <text:p><text:s/>9,061 <text:s/></text:p>
          </table:table-cell>
          <table:table-cell table:style-name="ce42" office:value-type="float" office:value="275517.12" calcext:value-type="float">
            <text:p><text:s/>275,517 <text:s/></text:p>
          </table:table-cell>
          <table:table-cell table:style-name="ce42" office:value-type="float" office:value="1038458" calcext:value-type="float">
            <text:p><text:s/>1,038,458 <text:s/></text:p>
          </table:table-cell>
          <table:table-cell table:style-name="ce42" office:value-type="float" office:value="95779.51" calcext:value-type="float">
            <text:p><text:s/>95,7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01408.42" calcext:value-type="float">
            <text:p><text:s/>1,101,408 <text:s/></text:p>
          </table:table-cell>
          <table:table-cell table:style-name="ce42" office:value-type="float" office:value="1519376.5772" calcext:value-type="float">
            <text:p><text:s/>1,519,37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20703.9344" calcext:value-type="float">
            <text:p><text:s/>120,70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48086.2928" calcext:value-type="float">
            <text:p><text:s/>148,08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8220.9324908224" calcext:value-type="float">
            <text:p><text:s/>28,221 <text:s/></text:p>
          </table:table-cell>
          <table:table-cell table:style-name="ce42" office:value-type="float" office:value="737692.77339481" calcext:value-type="float">
            <text:p><text:s/>737,6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6316.044511453" calcext:value-type="float">
            <text:p><text:s/>416,316 <text:s/></text:p>
          </table:table-cell>
          <table:table-cell table:style-name="ce42" office:value-type="float" office:value="4496.2469512308" calcext:value-type="float">
            <text:p><text:s/>4,4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42" calcext:value-type="float">
            <text:p><text:s/>42 <text:s/></text:p>
          </table:table-cell>
          <table:table-cell table:style-name="ce42" office:value-type="float" office:value="465.6" calcext:value-type="float">
            <text:p><text:s/>4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8.4" calcext:value-type="float">
            <text:p><text:s/>8 <text:s/></text:p>
          </table:table-cell>
          <table:table-cell table:style-name="ce42" office:value-type="float" office:value="17213.76" calcext:value-type="float">
            <text:p><text:s/>17,2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8147.0124908224" calcext:value-type="float">
            <text:p><text:s/>28,147 <text:s/></text:p>
          </table:table-cell>
          <table:table-cell table:style-name="ce42" office:value-type="float" office:value="720013.41339481" calcext:value-type="float">
            <text:p><text:s/>720,0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6316.044511453" calcext:value-type="float">
            <text:p><text:s/>416,316 <text:s/></text:p>
          </table:table-cell>
          <table:table-cell table:style-name="ce42" office:value-type="float" office:value="4496.2469512308" calcext:value-type="float">
            <text:p><text:s/>4,4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3.52" calcext:value-type="float">
            <text:p><text:s/>24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949534.99796217" calcext:value-type="float">
            <text:p><text:s/>4,949,535 <text:s/></text:p>
          </table:table-cell>
          <table:table-cell table:style-name="ce44" office:value-type="float" office:value="5387722.26935722" calcext:value-type="float">
            <text:p><text:s/>5,387,722 <text:s/></text:p>
          </table:table-cell>
          <table:table-cell table:style-name="ce44" office:value-type="float" office:value="8936.1" calcext:value-type="float">
            <text:p><text:s/>8,936 <text:s/></text:p>
          </table:table-cell>
          <table:table-cell table:style-name="ce44" office:value-type="float" office:value="450865.92" calcext:value-type="float">
            <text:p><text:s/>450,866 <text:s/></text:p>
          </table:table-cell>
          <table:table-cell table:style-name="ce44" office:value-type="float" office:value="414230" calcext:value-type="float">
            <text:p><text:s/>414,230 <text:s/></text:p>
          </table:table-cell>
          <table:table-cell table:style-name="ce44" office:value-type="float" office:value="785188.419517401" calcext:value-type="float">
            <text:p><text:s/>785,188 <text:s/></text:p>
          </table:table-cell>
          <table:table-cell table:style-name="ce44" office:value-type="float" office:value="9906.3" calcext:value-type="float">
            <text:p><text:s/>9,906 <text:s/></text:p>
          </table:table-cell>
          <table:table-cell table:style-name="ce44" office:value-type="float" office:value="54083.1" calcext:value-type="float">
            <text:p><text:s/>54,083 <text:s/></text:p>
          </table:table-cell>
          <table:table-cell table:style-name="ce44" office:value-type="float" office:value="1589248.29" calcext:value-type="float">
            <text:p><text:s/>1,589,24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949534.99796217" calcext:value-type="float">
            <text:p><text:s/>4,949,535 <text:s/></text:p>
          </table:table-cell>
          <table:table-cell table:style-name="ce44" office:value-type="float" office:value="5387722.26935722" calcext:value-type="float">
            <text:p><text:s/>5,387,72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2092.4" calcext:value-type="float">
            <text:p><text:s/>12,0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72040.877962167" calcext:value-type="float">
            <text:p><text:s/>172,041 <text:s/></text:p>
          </table:table-cell>
          <table:table-cell table:style-name="ce42" office:value-type="float" office:value="4649477.46935722" calcext:value-type="float">
            <text:p><text:s/>4,649,4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092.4" calcext:value-type="float">
            <text:p><text:s/>12,0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9130.8" calcext:value-type="float">
            <text:p><text:s/>9,131 <text:s/></text:p>
          </table:table-cell>
          <table:table-cell table:style-name="ce42" office:value-type="float" office:value="24665.28" calcext:value-type="float">
            <text:p><text:s/>24,6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5034.96" calcext:value-type="float">
            <text:p><text:s/>5,035 <text:s/></text:p>
          </table:table-cell>
          <table:table-cell table:style-name="ce42" office:value-type="float" office:value="312658.065988742" calcext:value-type="float">
            <text:p><text:s/>312,6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7862.127839706" calcext:value-type="float">
            <text:p><text:s/>7,862 <text:s/></text:p>
          </table:table-cell>
          <table:table-cell table:style-name="ce42" office:value-type="float" office:value="821352.254799859" calcext:value-type="float">
            <text:p><text:s/>821,3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5.12" calcext:value-type="float">
            <text:p><text:s/>15 <text:s/></text:p>
          </table:table-cell>
          <table:table-cell table:style-name="ce42" office:value-type="float" office:value="27732.48" calcext:value-type="float">
            <text:p><text:s/>27,7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73.92" calcext:value-type="float">
            <text:p><text:s/>74 <text:s/></text:p>
          </table:table-cell>
          <table:table-cell table:style-name="ce42" office:value-type="float" office:value="5657.28" calcext:value-type="float">
            <text:p><text:s/>5,6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54.1250452864" calcext:value-type="float">
            <text:p><text:s/>554 <text:s/></text:p>
          </table:table-cell>
          <table:table-cell table:style-name="ce42" office:value-type="float" office:value="294340.384783553" calcext:value-type="float">
            <text:p><text:s/>294,3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27.68" calcext:value-type="float">
            <text:p><text:s/>128 <text:s/></text:p>
          </table:table-cell>
          <table:table-cell table:style-name="ce42" office:value-type="float" office:value="1918.08" calcext:value-type="float">
            <text:p><text:s/>1,9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5339.7530771664" calcext:value-type="float">
            <text:p><text:s/>65,340 <text:s/></text:p>
          </table:table-cell>
          <table:table-cell table:style-name="ce42" office:value-type="float" office:value="1506187.4125796" calcext:value-type="float">
            <text:p><text:s/>1,506,1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5218.6372520004" calcext:value-type="float">
            <text:p><text:s/>65,219 <text:s/></text:p>
          </table:table-cell>
          <table:table-cell table:style-name="ce42" office:value-type="float" office:value="1164755.97250873" calcext:value-type="float">
            <text:p><text:s/>1,164,7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4598.3572520004" calcext:value-type="float">
            <text:p>( 4,598 <text:s/>)</text:p>
          </table:table-cell>
          <table:table-cell table:style-name="ce45" office:value-type="float" office:value="899987.056131859" calcext:value-type="float">
            <text:p>( 899,98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0620.28" calcext:value-type="float">
            <text:p>( 60,620 <text:s/>)</text:p>
          </table:table-cell>
          <table:table-cell table:style-name="ce45" office:value-type="float" office:value="259616.59637687" calcext:value-type="float">
            <text:p>( 259,61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152.32" calcext:value-type="float">
            <text:p>( 5,15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9.715825166" calcext:value-type="float">
            <text:p><text:s/>50 <text:s/></text:p>
          </table:table-cell>
          <table:table-cell table:style-name="ce42" office:value-type="float" office:value="219583.950867936" calcext:value-type="float">
            <text:p><text:s/>219,5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6.72" calcext:value-type="float">
            <text:p><text:s/>7 <text:s/></text:p>
          </table:table-cell>
          <table:table-cell table:style-name="ce42" office:value-type="float" office:value="74291.0092029312" calcext:value-type="float">
            <text:p><text:s/>74,2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64.68" calcext:value-type="float">
            <text:p><text:s/>65 <text:s/></text:p>
          </table:table-cell>
          <table:table-cell table:style-name="ce46" office:value-type="float" office:value="47556.48" calcext:value-type="float">
            <text:p><text:s/>47,55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150.84" calcext:value-type="float">
            <text:p><text:s/>3,151 <text:s/></text:p>
          </table:table-cell>
          <table:table-cell table:style-name="ce42" office:value-type="float" office:value="199658.88" calcext:value-type="float">
            <text:p><text:s/>199,6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68.72" calcext:value-type="float">
            <text:p><text:s/>469 <text:s/></text:p>
          </table:table-cell>
          <table:table-cell table:style-name="ce42" office:value-type="float" office:value="40714.56" calcext:value-type="float">
            <text:p><text:s/>40,7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14.2" calcext:value-type="float">
            <text:p><text:s/>214 <text:s/></text:p>
          </table:table-cell>
          <table:table-cell table:style-name="ce46" office:value-type="float" office:value="80651.52" calcext:value-type="float">
            <text:p><text:s/>80,65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9873.56" calcext:value-type="float">
            <text:p><text:s/>19,874 <text:s/></text:p>
          </table:table-cell>
          <table:table-cell table:style-name="ce42" office:value-type="float" office:value="373664.64" calcext:value-type="float">
            <text:p><text:s/>373,6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7142.72" calcext:value-type="float">
            <text:p><text:s/>17,143 <text:s/></text:p>
          </table:table-cell>
          <table:table-cell table:style-name="ce42" office:value-type="float" office:value="60293.76" calcext:value-type="float">
            <text:p><text:s/>60,2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730.84" calcext:value-type="float">
            <text:p><text:s/>2,731 <text:s/></text:p>
          </table:table-cell>
          <table:table-cell table:style-name="ce42" office:value-type="float" office:value="313370.88" calcext:value-type="float">
            <text:p><text:s/>313,3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88.16" calcext:value-type="float">
            <text:p>( 1,38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26686.08" calcext:value-type="float">
            <text:p>( 26,686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379.8" calcext:value-type="float">
            <text:p><text:s/>6,380 <text:s/></text:p>
          </table:table-cell>
          <table:table-cell table:style-name="ce42" office:value-type="float" office:value="629104.0224" calcext:value-type="float">
            <text:p><text:s/>629,1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092.4" calcext:value-type="float">
            <text:p><text:s/>12,09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158.04" calcext:value-type="float">
            <text:p><text:s/>6,158 <text:s/></text:p>
          </table:table-cell>
          <table:table-cell table:style-name="ce42" office:value-type="float" office:value="544249.6224" calcext:value-type="float">
            <text:p><text:s/>544,2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092.4" calcext:value-type="float">
            <text:p><text:s/>12,09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21.76" calcext:value-type="float">
            <text:p><text:s/>222 <text:s/></text:p>
          </table:table-cell>
          <table:table-cell table:style-name="ce42" office:value-type="float" office:value="84854.4" calcext:value-type="float">
            <text:p><text:s/>84,8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5699.2" calcext:value-type="float">
            <text:p>( 25,69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203.32" calcext:value-type="float">
            <text:p><text:s/>2,203 <text:s/></text:p>
          </table:table-cell>
          <table:table-cell table:style-name="ce42" office:value-type="float" office:value="85246.08" calcext:value-type="float">
            <text:p><text:s/>85,2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314.16" calcext:value-type="float">
            <text:p><text:s/>314 <text:s/></text:p>
          </table:table-cell>
          <table:table-cell table:style-name="ce46" office:value-type="float" office:value="15776.64" calcext:value-type="float">
            <text:p><text:s/>15,77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2952.16" calcext:value-type="float">
            <text:p><text:s/>22,952 <text:s/></text:p>
          </table:table-cell>
          <table:table-cell table:style-name="ce42" office:value-type="float" office:value="106621.402853472" calcext:value-type="float">
            <text:p><text:s/>106,6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5499.48" calcext:value-type="float">
            <text:p><text:s/>5,499 <text:s/></text:p>
          </table:table-cell>
          <table:table-cell table:style-name="ce42" office:value-type="float" office:value="23731.2" calcext:value-type="float">
            <text:p><text:s/>23,7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059.24" calcext:value-type="float">
            <text:p><text:s/>1,059 <text:s/></text:p>
          </table:table-cell>
          <table:table-cell table:style-name="ce42" office:value-type="float" office:value="21860.16" calcext:value-type="float">
            <text:p><text:s/>21,8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551.7120000084" calcext:value-type="float">
            <text:p><text:s/>552 <text:s/></text:p>
          </table:table-cell>
          <table:table-cell table:style-name="ce42" office:value-type="float" office:value="68.736" calcext:value-type="float">
            <text:p><text:s/>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21235.2" calcext:value-type="float">
            <text:p><text:s/>21,235 <text:s/></text:p>
          </table:table-cell>
          <table:table-cell table:style-name="ce42" office:value-type="float" office:value="58868.16" calcext:value-type="float">
            <text:p><text:s/>58,8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000.229952" calcext:value-type="float">
            <text:p><text:s/>19,00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925584.6" calcext:value-type="float">
            <text:p><text:s/>3,925,585 <text:s/></text:p>
          </table:table-cell>
          <table:table-cell table:style-name="ce42" office:value-type="float" office:value="232987.2" calcext:value-type="float">
            <text:p><text:s/>232,9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794027.16" calcext:value-type="float">
            <text:p><text:s/>3,794,02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0413.88" calcext:value-type="float">
            <text:p><text:s/>30,41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01143.56" calcext:value-type="float">
            <text:p><text:s/>101,144 <text:s/></text:p>
          </table:table-cell>
          <table:table-cell table:style-name="ce42" office:value-type="float" office:value="232987.2" calcext:value-type="float">
            <text:p><text:s/>232,9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510471.36" calcext:value-type="float">
            <text:p><text:s/>510,471 <text:s/></text:p>
          </table:table-cell>
          <table:table-cell table:style-name="ce42" office:value-type="float" office:value="19225.92" calcext:value-type="float">
            <text:p><text:s/>19,2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098.72" calcext:value-type="float">
            <text:p><text:s/>1,099 <text:s/></text:p>
          </table:table-cell>
          <table:table-cell table:style-name="ce42" office:value-type="float" office:value="2575.68" calcext:value-type="float">
            <text:p><text:s/>2,5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509372.64" calcext:value-type="float">
            <text:p><text:s/>509,373 <text:s/></text:p>
          </table:table-cell>
          <table:table-cell table:style-name="ce43" office:value-type="float" office:value="16650.24" calcext:value-type="float">
            <text:p><text:s/>16,65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41438.16" calcext:value-type="float">
            <text:p><text:s/>341,438 <text:s/></text:p>
          </table:table-cell>
          <table:table-cell table:style-name="ce42" office:value-type="float" office:value="486031.68" calcext:value-type="float">
            <text:p><text:s/>486,0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6272.2" calcext:value-type="float">
            <text:p><text:s/>86,272 <text:s/></text:p>
          </table:table-cell>
          <table:table-cell table:style-name="ce42" office:value-type="float" office:value="371843.52" calcext:value-type="float">
            <text:p><text:s/>371,8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987" calcext:value-type="float">
            <text:p><text:s/>987 <text:s/></text:p>
          </table:table-cell>
          <table:table-cell table:style-name="ce42" office:value-type="float" office:value="11510.4" calcext:value-type="float">
            <text:p><text:s/>11,5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9598.68" calcext:value-type="float">
            <text:p><text:s/>9,599 <text:s/></text:p>
          </table:table-cell>
          <table:table-cell table:style-name="ce42" office:value-type="float" office:value="340.8" calcext:value-type="float">
            <text:p><text:s/>3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961.4" calcext:value-type="float">
            <text:p><text:s/>1,96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272.6" calcext:value-type="float">
            <text:p><text:s/>1,273 <text:s/></text:p>
          </table:table-cell>
          <table:table-cell table:style-name="ce42" office:value-type="float" office:value="1810.56" calcext:value-type="float">
            <text:p><text:s/>1,8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72616.64" calcext:value-type="float">
            <text:p><text:s/>172,617 <text:s/></text:p>
          </table:table-cell>
          <table:table-cell table:style-name="ce42" office:value-type="float" office:value="43853.76" calcext:value-type="float">
            <text:p><text:s/>43,8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8729.64" calcext:value-type="float">
            <text:p><text:s/>68,730 <text:s/></text:p>
          </table:table-cell>
          <table:table-cell table:style-name="ce43" office:value-type="float" office:value="56672.64" calcext:value-type="float">
            <text:p><text:s/>56,67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36.1" calcext:value-type="float">
            <text:p><text:s/>8,936 <text:s/></text:p>
          </table:table-cell>
          <table:table-cell table:style-name="ce42" office:value-type="float" office:value="450865.92" calcext:value-type="float">
            <text:p><text:s/>450,866 <text:s/></text:p>
          </table:table-cell>
          <table:table-cell table:style-name="ce42" office:value-type="float" office:value="414230" calcext:value-type="float">
            <text:p><text:s/>414,230 <text:s/></text:p>
          </table:table-cell>
          <table:table-cell table:style-name="ce42" office:value-type="float" office:value="785188.419517401" calcext:value-type="float">
            <text:p><text:s/>785,188 <text:s/></text:p>
          </table:table-cell>
          <table:table-cell table:style-name="ce42" office:value-type="float" office:value="9906.3" calcext:value-type="float">
            <text:p><text:s/>9,906 <text:s/></text:p>
          </table:table-cell>
          <table:table-cell table:style-name="ce42" office:value-type="float" office:value="54083.1" calcext:value-type="float">
            <text:p><text:s/>54,083 <text:s/></text:p>
          </table:table-cell>
          <table:table-cell table:style-name="ce42" office:value-type="float" office:value="1577155.89" calcext:value-type="float">
            <text:p><text:s/>1,577,15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36.1" calcext:value-type="float">
            <text:p><text:s/>8,936 <text:s/></text:p>
          </table:table-cell>
          <table:table-cell table:style-name="ce42" office:value-type="float" office:value="450865.92" calcext:value-type="float">
            <text:p><text:s/>450,866 <text:s/></text:p>
          </table:table-cell>
          <table:table-cell table:style-name="ce42" office:value-type="float" office:value="414230" calcext:value-type="float">
            <text:p><text:s/>414,230 <text:s/></text:p>
          </table:table-cell>
          <table:table-cell table:style-name="ce42" office:value-type="float" office:value="785188.419517401" calcext:value-type="float">
            <text:p><text:s/>785,188 <text:s/></text:p>
          </table:table-cell>
          <table:table-cell table:style-name="ce42" office:value-type="float" office:value="9906.3" calcext:value-type="float">
            <text:p><text:s/>9,906 <text:s/></text:p>
          </table:table-cell>
          <table:table-cell table:style-name="ce42" office:value-type="float" office:value="54083.1" calcext:value-type="float">
            <text:p><text:s/>54,083 <text:s/></text:p>
          </table:table-cell>
          <table:table-cell table:style-name="ce42" office:value-type="float" office:value="1577155.89" calcext:value-type="float">
            <text:p><text:s/>1,577,15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041477.73557578" calcext:value-type="float">
            <text:p><text:s/>1,041,478 <text:s/></text:p>
          </table:table-cell>
          <table:table-cell table:style-name="ce42" office:value-type="float" office:value="16956241.5235822" calcext:value-type="float">
            <text:p><text:s/>16,956,2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0968.834544" calcext:value-type="float">
            <text:p><text:s/>1,690,969 <text:s/></text:p>
          </table:table-cell>
          <table:table-cell table:style-name="ce42" office:value-type="float" office:value="9188.931919" calcext:value-type="float">
            <text:p><text:s/>9,189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33671.74730078" calcext:value-type="float">
            <text:p><text:s/>1,033,672 <text:s/></text:p>
          </table:table-cell>
          <table:table-cell table:style-name="ce42" office:value-type="float" office:value="13431330.9966992" calcext:value-type="float">
            <text:p><text:s/>13,431,3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107.387727" calcext:value-type="float">
            <text:p><text:s/>45,1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805.988275" calcext:value-type="float">
            <text:p><text:s/>7,806 <text:s/></text:p>
          </table:table-cell>
          <table:table-cell table:style-name="ce42" office:value-type="float" office:value="3479803.139156" calcext:value-type="float">
            <text:p><text:s/>3,479,8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0968.834544" calcext:value-type="float">
            <text:p><text:s/>1,690,969 <text:s/></text:p>
          </table:table-cell>
          <table:table-cell table:style-name="ce42" office:value-type="float" office:value="9188.931919" calcext:value-type="float">
            <text:p><text:s/>9,189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725.92523" calcext:value-type="float">
            <text:p><text:s/>113,7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34932.103075" calcext:value-type="float">
            <text:p><text:s/>1,534,932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3725.92523" calcext:value-type="float">
            <text:p><text:s/>113,72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534932.103075" calcext:value-type="float">
            <text:p><text:s/>1,534,932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370366.4" calcext:value-type="float">
            <text:p><text:s/>370,36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465309.35512059" calcext:value-type="float">
            <text:p><text:s/>1,465,309 <text:s/></text:p>
          </table:table-cell>
          <table:table-cell table:style-name="ce41" office:value-type="float" office:value="233603.740720588" calcext:value-type="float">
            <text:p><text:s/>233,604 <text:s/></text:p>
          </table:table-cell>
          <table:table-cell table:style-name="ce41" office:value-type="float" office:value="216934.637619388" calcext:value-type="float">
            <text:p><text:s/>216,935 <text:s/></text:p>
          </table:table-cell>
          <table:table-cell table:style-name="ce41" office:value-type="float" office:value="864.36" calcext:value-type="float">
            <text:p><text:s/>864 <text:s/></text:p>
          </table:table-cell>
          <table:table-cell table:style-name="ce41" office:value-type="float" office:value="15804.7431012" calcext:value-type="float">
            <text:p><text:s/>15,805 <text:s/></text:p>
          </table:table-cell>
          <table:table-cell table:style-name="ce41" office:value-type="float" office:value="1231705.6144" calcext:value-type="float">
            <text:p><text:s/>1,231,70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147986.49025827" calcext:value-type="float">
            <text:p><text:s/>9,147,9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47986.49025827" calcext:value-type="float">
            <text:p><text:s/>9,147,9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72429.970137925" calcext:value-type="float">
            <text:p><text:s/>172,430 <text:s/></text:p>
          </table:table-cell>
          <table:table-cell table:style-name="ce42" office:value-type="float" office:value="63105.9792" calcext:value-type="float">
            <text:p><text:s/>63,106 <text:s/></text:p>
          </table:table-cell>
          <table:table-cell table:style-name="ce42" office:value-type="float" office:value="109323.990937925" calcext:value-type="float">
            <text:p><text:s/>109,324 <text:s/></text:p>
          </table:table-cell>
          <table:table-cell table:number-columns-repeated="2" table:style-name="ce42" office:value-type="float" office:value="235.2" calcext:value-type="float">
            <text:p><text:s/>2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5.2" calcext:value-type="float">
            <text:p><text:s/>23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345922.92012035" calcext:value-type="float">
            <text:p><text:s/>9,345,923 <text:s/></text:p>
          </table:table-cell>
          <table:table-cell table:style-name="ce43" office:value-type="float" office:value="307260.4208" calcext:value-type="float">
            <text:p><text:s/>307,260 <text:s/></text:p>
          </table:table-cell>
          <table:table-cell table:style-name="ce43" office:value-type="float" office:value="9038662.49932035" calcext:value-type="float">
            <text:p><text:s/>9,038,662 <text:s/></text:p>
          </table:table-cell>
          <table:table-cell table:style-name="ce43" office:value-type="float" office:value="1465074.15512059" calcext:value-type="float">
            <text:p><text:s/>1,465,074 <text:s/></text:p>
          </table:table-cell>
          <table:table-cell table:style-name="ce43" office:value-type="float" office:value="233368.540720588" calcext:value-type="float">
            <text:p><text:s/>233,369 <text:s/></text:p>
          </table:table-cell>
          <table:table-cell table:style-name="ce43" office:value-type="float" office:value="216934.637619388" calcext:value-type="float">
            <text:p><text:s/>216,935 <text:s/></text:p>
          </table:table-cell>
          <table:table-cell table:style-name="ce43" office:value-type="float" office:value="629.16" calcext:value-type="float">
            <text:p><text:s/>629 <text:s/></text:p>
          </table:table-cell>
          <table:table-cell table:style-name="ce43" office:value-type="float" office:value="15804.7431012" calcext:value-type="float">
            <text:p><text:s/>15,805 <text:s/></text:p>
          </table:table-cell>
          <table:table-cell table:style-name="ce43" office:value-type="float" office:value="1231705.6144" calcext:value-type="float">
            <text:p><text:s/>1,231,70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9858939.26411418" calcext:value-type="float">
            <text:p><text:s/>9,858,9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58939.26411418" calcext:value-type="float">
            <text:p><text:s/>9,858,939 <text:s/></text:p>
          </table:table-cell>
          <table:table-cell table:number-columns-repeated="2" table:style-name="ce42" office:value-type="float" office:value="346.92" calcext:value-type="float">
            <text:p><text:s/>3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6.92" calcext:value-type="float">
            <text:p><text:s/>34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3267.9685061619" calcext:value-type="float">
            <text:p><text:s/>13,268 <text:s/></text:p>
          </table:table-cell>
          <table:table-cell table:style-name="ce43" office:value-type="float" office:value="-604.2944" calcext:value-type="float">
            <text:p><text:s/>-604 <text:s/></text:p>
          </table:table-cell>
          <table:table-cell table:style-name="ce43" office:value-type="float" office:value="13872.262906162" calcext:value-type="float">
            <text:p><text:s/>13,872 <text:s/></text:p>
          </table:table-cell>
          <table:table-cell table:style-name="ce43" office:value-type="float" office:value="0.000000000019" calcext:value-type="float">
            <text:p><text:s/>0 <text:s/></text:p>
          </table:table-cell>
          <table:table-cell table:number-columns-repeated="2" table:style-name="ce43" office:value-type="float" office:value="0.000000000004" calcext:value-type="float">
            <text:p><text:s/>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0.000000000015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009756.43694171" calcext:value-type="float">
            <text:p><text:s/>7,009,756 <text:s/></text:p>
          </table:table-cell>
          <table:table-cell table:style-name="ce42" office:value-type="float" office:value="1474.52935476" calcext:value-type="float">
            <text:p><text:s/>1,475 <text:s/></text:p>
          </table:table-cell>
          <table:table-cell table:style-name="ce42" office:value-type="float" office:value="7008281.90758695" calcext:value-type="float">
            <text:p><text:s/>7,008,282 <text:s/></text:p>
          </table:table-cell>
          <table:table-cell table:style-name="ce42" office:value-type="float" office:value="1022334.00308865" calcext:value-type="float">
            <text:p><text:s/>1,022,334 <text:s/></text:p>
          </table:table-cell>
          <table:table-cell table:style-name="ce42" office:value-type="float" office:value="53758.211963605" calcext:value-type="float">
            <text:p><text:s/>53,758 <text:s/></text:p>
          </table:table-cell>
          <table:table-cell table:style-name="ce42" office:value-type="float" office:value="41164.5600176113" calcext:value-type="float">
            <text:p><text:s/>41,1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93.6519459937" calcext:value-type="float">
            <text:p><text:s/>12,594 <text:s/></text:p>
          </table:table-cell>
          <table:table-cell table:style-name="ce42" office:value-type="float" office:value="968575.791125049" calcext:value-type="float">
            <text:p><text:s/>968,57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30137.4" calcext:value-type="float">
            <text:p><text:s/>30,1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137.4" calcext:value-type="float">
            <text:p><text:s/>30,1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888132.9" calcext:value-type="float">
            <text:p><text:s/>6,888,1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88132.9" calcext:value-type="float">
            <text:p><text:s/>6,888,1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662.339" calcext:value-type="float">
            <text:p><text:s/>26,6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662.339" calcext:value-type="float">
            <text:p><text:s/>26,66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1486.136941707" calcext:value-type="float">
            <text:p><text:s/>91,486 <text:s/></text:p>
          </table:table-cell>
          <table:table-cell table:style-name="ce43" office:value-type="float" office:value="1474.52935476" calcext:value-type="float">
            <text:p><text:s/>1,475 <text:s/></text:p>
          </table:table-cell>
          <table:table-cell table:style-name="ce43" office:value-type="float" office:value="90011.607586947" calcext:value-type="float">
            <text:p><text:s/>90,012 <text:s/></text:p>
          </table:table-cell>
          <table:table-cell table:style-name="ce43" office:value-type="float" office:value="995671.664088654" calcext:value-type="float">
            <text:p><text:s/>995,672 <text:s/></text:p>
          </table:table-cell>
          <table:table-cell table:style-name="ce43" office:value-type="float" office:value="53758.211963605" calcext:value-type="float">
            <text:p><text:s/>53,758 <text:s/></text:p>
          </table:table-cell>
          <table:table-cell table:style-name="ce43" office:value-type="float" office:value="41164.5600176113" calcext:value-type="float">
            <text:p><text:s/>41,16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593.6519459937" calcext:value-type="float">
            <text:p><text:s/>12,594 <text:s/></text:p>
          </table:table-cell>
          <table:table-cell table:style-name="ce43" office:value-type="float" office:value="941913.452125049" calcext:value-type="float">
            <text:p><text:s/>941,91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9758227.5" calcext:value-type="float">
            <text:p><text:s/>9,758,228 <text:s/></text:p>
          </table:table-cell>
          <table:table-cell table:style-name="ce42" office:value-type="float" office:value="778421.7" calcext:value-type="float">
            <text:p><text:s/>778,422 <text:s/></text:p>
          </table:table-cell>
          <table:table-cell table:style-name="ce42" office:value-type="float" office:value="8979805.8" calcext:value-type="float">
            <text:p><text:s/>8,979,8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9758227.5" calcext:value-type="float">
            <text:p><text:s/>9,758,228 <text:s/></text:p>
          </table:table-cell>
          <table:table-cell table:style-name="ce43" office:value-type="float" office:value="778421.7" calcext:value-type="float">
            <text:p><text:s/>778,422 <text:s/></text:p>
          </table:table-cell>
          <table:table-cell table:style-name="ce43" office:value-type="float" office:value="8979805.8" calcext:value-type="float">
            <text:p><text:s/>8,979,806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25940.20334553" calcext:value-type="float">
            <text:p><text:s/>325,940 <text:s/></text:p>
          </table:table-cell>
          <table:table-cell table:style-name="ce42" office:value-type="float" office:value="2268.1992" calcext:value-type="float">
            <text:p><text:s/>2,268 <text:s/></text:p>
          </table:table-cell>
          <table:table-cell table:style-name="ce42" office:value-type="float" office:value="323672.00414553" calcext:value-type="float">
            <text:p><text:s/>323,672 <text:s/></text:p>
          </table:table-cell>
          <table:table-cell table:number-columns-repeated="2" table:style-name="ce42" office:value-type="float" office:value="282.24" calcext:value-type="float">
            <text:p><text:s/>2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2.24" calcext:value-type="float">
            <text:p><text:s/>2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15011.50414553" calcext:value-type="float">
            <text:p><text:s/>315,012 <text:s/></text:p>
          </table:table-cell>
          <table:table-cell table:style-name="ce42" office:value-type="float" office:value="2187.2" calcext:value-type="float">
            <text:p><text:s/>2,187 <text:s/></text:p>
          </table:table-cell>
          <table:table-cell table:style-name="ce42" office:value-type="float" office:value="312824.30414553" calcext:value-type="float">
            <text:p><text:s/>312,824 <text:s/></text:p>
          </table:table-cell>
          <table:table-cell table:number-columns-repeated="2" table:style-name="ce42" office:value-type="float" office:value="282.24" calcext:value-type="float">
            <text:p><text:s/>2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2.24" calcext:value-type="float">
            <text:p><text:s/>2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0928.6992" calcext:value-type="float">
            <text:p><text:s/>10,929 <text:s/></text:p>
          </table:table-cell>
          <table:table-cell table:style-name="ce42" office:value-type="float" office:value="80.9992" calcext:value-type="float">
            <text:p><text:s/>81 <text:s/></text:p>
          </table:table-cell>
          <table:table-cell table:style-name="ce42" office:value-type="float" office:value="10847.7" calcext:value-type="float">
            <text:p><text:s/>10,8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896246.54721276" calcext:value-type="float">
            <text:p><text:s/>1,896,247 <text:s/></text:p>
          </table:table-cell>
          <table:table-cell table:style-name="ce44" office:value-type="float" office:value="1082543.68664524" calcext:value-type="float">
            <text:p><text:s/>1,082,544 <text:s/></text:p>
          </table:table-cell>
          <table:table-cell table:style-name="ce44" office:value-type="float" office:value="813702.860567523" calcext:value-type="float">
            <text:p><text:s/>813,703 <text:s/></text:p>
          </table:table-cell>
          <table:table-cell table:style-name="ce44" office:value-type="float" office:value="442110.992031934" calcext:value-type="float">
            <text:p><text:s/>442,111 <text:s/></text:p>
          </table:table-cell>
          <table:table-cell table:style-name="ce44" office:value-type="float" office:value="178981.168756983" calcext:value-type="float">
            <text:p><text:s/>178,981 <text:s/></text:p>
          </table:table-cell>
          <table:table-cell table:style-name="ce44" office:value-type="float" office:value="175770.077601777" calcext:value-type="float">
            <text:p><text:s/>175,77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211.09115520628" calcext:value-type="float">
            <text:p><text:s/>3,211 <text:s/></text:p>
          </table:table-cell>
          <table:table-cell table:style-name="ce44" office:value-type="float" office:value="263129.823274951" calcext:value-type="float">
            <text:p><text:s/>263,13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896246.54721276" calcext:value-type="float">
            <text:p><text:s/>1,896,247 <text:s/></text:p>
          </table:table-cell>
          <table:table-cell table:style-name="ce44" office:value-type="float" office:value="1082543.68664524" calcext:value-type="float">
            <text:p><text:s/>1,082,544 <text:s/></text:p>
          </table:table-cell>
          <table:table-cell table:style-name="ce44" office:value-type="float" office:value="813702.860567523" calcext:value-type="float">
            <text:p><text:s/>813,703 <text:s/></text:p>
          </table:table-cell>
          <table:table-cell table:style-name="ce44" office:value-type="float" office:value="442110.992031934" calcext:value-type="float">
            <text:p><text:s/>442,111 <text:s/></text:p>
          </table:table-cell>
          <table:table-cell table:style-name="ce44" office:value-type="float" office:value="178981.168756983" calcext:value-type="float">
            <text:p><text:s/>178,981 <text:s/></text:p>
          </table:table-cell>
          <table:table-cell table:style-name="ce44" office:value-type="float" office:value="175770.077601777" calcext:value-type="float">
            <text:p><text:s/>175,77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211.09115520628" calcext:value-type="float">
            <text:p><text:s/>3,211 <text:s/></text:p>
          </table:table-cell>
          <table:table-cell table:style-name="ce44" office:value-type="float" office:value="263129.823274951" calcext:value-type="float">
            <text:p><text:s/>263,1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53880.487612763" calcext:value-type="float">
            <text:p><text:s/>853,880 <text:s/></text:p>
          </table:table-cell>
          <table:table-cell table:style-name="ce42" office:value-type="float" office:value="275554.31384524" calcext:value-type="float">
            <text:p><text:s/>275,554 <text:s/></text:p>
          </table:table-cell>
          <table:table-cell table:style-name="ce42" office:value-type="float" office:value="578326.173767523" calcext:value-type="float">
            <text:p><text:s/>578,326 <text:s/></text:p>
          </table:table-cell>
          <table:table-cell table:style-name="ce42" office:value-type="float" office:value="442110.992031934" calcext:value-type="float">
            <text:p><text:s/>442,111 <text:s/></text:p>
          </table:table-cell>
          <table:table-cell table:style-name="ce42" office:value-type="float" office:value="178981.168756983" calcext:value-type="float">
            <text:p><text:s/>178,981 <text:s/></text:p>
          </table:table-cell>
          <table:table-cell table:style-name="ce42" office:value-type="float" office:value="175770.077601777" calcext:value-type="float">
            <text:p><text:s/>175,7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11.09115520628" calcext:value-type="float">
            <text:p><text:s/>3,211 <text:s/></text:p>
          </table:table-cell>
          <table:table-cell table:style-name="ce42" office:value-type="float" office:value="263129.823274951" calcext:value-type="float">
            <text:p><text:s/>263,1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26.4" calcext:value-type="float">
            <text:p><text:s/>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6284.90415" calcext:value-type="float">
            <text:p><text:s/>16,285 <text:s/></text:p>
          </table:table-cell>
          <table:table-cell table:style-name="ce42" office:value-type="float" office:value="10714.64665" calcext:value-type="float">
            <text:p><text:s/>10,715 <text:s/></text:p>
          </table:table-cell>
          <table:table-cell table:style-name="ce42" office:value-type="float" office:value="5570.2575" calcext:value-type="float">
            <text:p><text:s/>5,570 <text:s/></text:p>
          </table:table-cell>
          <table:table-cell table:number-columns-repeated="3" table:style-name="ce42" office:value-type="float" office:value="9407.69792182329" calcext:value-type="float">
            <text:p><text:s/>9,4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8343.392" calcext:value-type="float">
            <text:p><text:s/>38,343 <text:s/></text:p>
          </table:table-cell>
          <table:table-cell table:style-name="ce42" office:value-type="float" office:value="2992.8464" calcext:value-type="float">
            <text:p><text:s/>2,993 <text:s/></text:p>
          </table:table-cell>
          <table:table-cell table:style-name="ce42" office:value-type="float" office:value="35350.5456" calcext:value-type="float">
            <text:p><text:s/>35,3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521.1891" calcext:value-type="float">
            <text:p><text:s/>521 <text:s/></text:p>
          </table:table-cell>
          <table:table-cell table:style-name="ce42" office:value-type="float" office:value="221.6376" calcext:value-type="float">
            <text:p><text:s/>222 <text:s/></text:p>
          </table:table-cell>
          <table:table-cell table:style-name="ce42" office:value-type="float" office:value="299.5515" calcext:value-type="float">
            <text:p><text:s/>3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760.6369" calcext:value-type="float">
            <text:p><text:s/>1,761 <text:s/></text:p>
          </table:table-cell>
          <table:table-cell table:style-name="ce42" office:value-type="float" office:value="537.4712" calcext:value-type="float">
            <text:p><text:s/>537 <text:s/></text:p>
          </table:table-cell>
          <table:table-cell table:style-name="ce42" office:value-type="float" office:value="1223.1657" calcext:value-type="float">
            <text:p><text:s/>1,2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9504.07769524" calcext:value-type="float">
            <text:p><text:s/>9,504 <text:s/></text:p>
          </table:table-cell>
          <table:table-cell table:style-name="ce42" office:value-type="float" office:value="3710.13599524" calcext:value-type="float">
            <text:p><text:s/>3,710 <text:s/></text:p>
          </table:table-cell>
          <table:table-cell table:style-name="ce42" office:value-type="float" office:value="5793.9417" calcext:value-type="float">
            <text:p><text:s/>5,794 <text:s/></text:p>
          </table:table-cell>
          <table:table-cell table:style-name="ce42" office:value-type="float" office:value="194844.263929227" calcext:value-type="float">
            <text:p><text:s/>194,844 <text:s/></text:p>
          </table:table-cell>
          <table:table-cell table:number-columns-repeated="2" table:style-name="ce42" office:value-type="float" office:value="166362.379679954" calcext:value-type="float">
            <text:p><text:s/>166,3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481.8842492736" calcext:value-type="float">
            <text:p><text:s/>28,4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344.6278" calcext:value-type="float">
            <text:p><text:s/>1,345 <text:s/></text:p>
          </table:table-cell>
          <table:table-cell table:style-name="ce42" office:value-type="float" office:value="635.9624" calcext:value-type="float">
            <text:p><text:s/>636 <text:s/></text:p>
          </table:table-cell>
          <table:table-cell table:style-name="ce42" office:value-type="float" office:value="708.6654" calcext:value-type="float">
            <text:p><text:s/>7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39139.569967523" calcext:value-type="float">
            <text:p><text:s/>139,140 <text:s/></text:p>
          </table:table-cell>
          <table:table-cell table:style-name="ce42" office:value-type="float" office:value="7312.776" calcext:value-type="float">
            <text:p><text:s/>7,313 <text:s/></text:p>
          </table:table-cell>
          <table:table-cell table:style-name="ce42" office:value-type="float" office:value="131826.793967523" calcext:value-type="float">
            <text:p><text:s/>131,827 <text:s/></text:p>
          </table:table-cell>
          <table:table-cell table:style-name="ce42" office:value-type="float" office:value="88.022560707303" calcext:value-type="float">
            <text:p><text:s/>88 <text:s/></text:p>
          </table:table-cell>
          <table:table-cell table:style-name="ce42" office:value-type="float" office:value="64.563535206279" calcext:value-type="float">
            <text:p><text:s/>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.563535206279" calcext:value-type="float">
            <text:p><text:s/>65 <text:s/></text:p>
          </table:table-cell>
          <table:table-cell table:style-name="ce42" office:value-type="float" office:value="23.459025501024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7301.752367523" calcext:value-type="float">
            <text:p><text:s/>87,302 <text:s/></text:p>
          </table:table-cell>
          <table:table-cell table:style-name="ce42" office:value-type="float" office:value="7183.976" calcext:value-type="float">
            <text:p><text:s/>7,184 <text:s/></text:p>
          </table:table-cell>
          <table:table-cell table:style-name="ce42" office:value-type="float" office:value="80117.776367523" calcext:value-type="float">
            <text:p><text:s/>80,118 <text:s/></text:p>
          </table:table-cell>
          <table:table-cell table:style-name="ce42" office:value-type="float" office:value="79.157225065479" calcext:value-type="float">
            <text:p><text:s/>79 <text:s/></text:p>
          </table:table-cell>
          <table:table-cell table:style-name="ce42" office:value-type="float" office:value="64.563535206279" calcext:value-type="float">
            <text:p><text:s/>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.563535206279" calcext:value-type="float">
            <text:p><text:s/>65 <text:s/></text:p>
          </table:table-cell>
          <table:table-cell table:style-name="ce42" office:value-type="float" office:value="14.5936898592" calcext:value-type="float">
            <text:p><text:s/>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2827.4114" calcext:value-type="float">
            <text:p>( 22,827 <text:s/>)</text:p>
          </table:table-cell>
          <table:table-cell table:style-name="ce45" office:value-type="float" office:value="1194.376" calcext:value-type="float">
            <text:p>( 1,194 <text:s/>)</text:p>
          </table:table-cell>
          <table:table-cell table:style-name="ce45" office:value-type="float" office:value="21633.0354" calcext:value-type="float">
            <text:p>( 21,633 <text:s/>)</text:p>
          </table:table-cell>
          <table:table-cell table:style-name="ce45" office:value-type="float" office:value="14.5936898592" calcext:value-type="float">
            <text:p>( 1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4.5936898592" calcext:value-type="float">
            <text:p>( 1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0792.740967523" calcext:value-type="float">
            <text:p>( 60,793 <text:s/>)</text:p>
          </table:table-cell>
          <table:table-cell table:style-name="ce45" office:value-type="float" office:value="2308" calcext:value-type="float">
            <text:p>( 2,308 <text:s/>)</text:p>
          </table:table-cell>
          <table:table-cell table:style-name="ce45" office:value-type="float" office:value="58484.740967523" calcext:value-type="float">
            <text:p>( 58,485 <text:s/>)</text:p>
          </table:table-cell>
          <table:table-cell table:number-columns-repeated="2" table:style-name="ce45" office:value-type="float" office:value="64.563535206279" calcext:value-type="float">
            <text:p>( 65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4.563535206279" calcext:value-type="float">
            <text:p>( 65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3681.6" calcext:value-type="float">
            <text:p>( 3,68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44" calcext:value-type="float">
            <text:p><text:s/>244 <text:s/></text:p>
          </table:table-cell>
          <table:table-cell table:style-name="ce42" office:value-type="float" office:value="128.8" calcext:value-type="float">
            <text:p><text:s/>129 <text:s/></text:p>
          </table:table-cell>
          <table:table-cell table:style-name="ce42" office:value-type="float" office:value="115.2" calcext:value-type="float">
            <text:p><text:s/>115 <text:s/></text:p>
          </table:table-cell>
          <table:table-cell table:style-name="ce42" office:value-type="float" office:value="8.865335641824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.865335641824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1593.8176" calcext:value-type="float">
            <text:p><text:s/>51,5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593.8176" calcext:value-type="float">
            <text:p><text:s/>51,5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175.004" calcext:value-type="float">
            <text:p><text:s/>5,175 <text:s/></text:p>
          </table:table-cell>
          <table:table-cell table:style-name="ce42" office:value-type="float" office:value="2595.964" calcext:value-type="float">
            <text:p><text:s/>2,596 <text:s/></text:p>
          </table:table-cell>
          <table:table-cell table:style-name="ce42" office:value-type="float" office:value="2579.04" calcext:value-type="float">
            <text:p><text:s/>2,5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613.3206" calcext:value-type="float">
            <text:p><text:s/>1,613 <text:s/></text:p>
          </table:table-cell>
          <table:table-cell table:style-name="ce42" office:value-type="float" office:value="277.0456" calcext:value-type="float">
            <text:p><text:s/>277 <text:s/></text:p>
          </table:table-cell>
          <table:table-cell table:style-name="ce42" office:value-type="float" office:value="1336.275" calcext:value-type="float">
            <text:p><text:s/>1,3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2666.1655" calcext:value-type="float">
            <text:p><text:s/>12,666 <text:s/></text:p>
          </table:table-cell>
          <table:table-cell table:style-name="ce46" office:value-type="float" office:value="1057.8584" calcext:value-type="float">
            <text:p><text:s/>1,058 <text:s/></text:p>
          </table:table-cell>
          <table:table-cell table:style-name="ce46" office:value-type="float" office:value="11608.3071" calcext:value-type="float">
            <text:p><text:s/>11,60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17803.0057" calcext:value-type="float">
            <text:p><text:s/>217,803 <text:s/></text:p>
          </table:table-cell>
          <table:table-cell table:style-name="ce42" office:value-type="float" office:value="150476.5104" calcext:value-type="float">
            <text:p><text:s/>150,477 <text:s/></text:p>
          </table:table-cell>
          <table:table-cell table:style-name="ce42" office:value-type="float" office:value="67326.4953" calcext:value-type="float">
            <text:p><text:s/>67,3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576.7124" calcext:value-type="float">
            <text:p><text:s/>577 <text:s/></text:p>
          </table:table-cell>
          <table:table-cell table:style-name="ce42" office:value-type="float" office:value="177.3104" calcext:value-type="float">
            <text:p><text:s/>177 <text:s/></text:p>
          </table:table-cell>
          <table:table-cell table:style-name="ce42" office:value-type="float" office:value="399.402" calcext:value-type="float">
            <text:p><text:s/>3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17226.2933" calcext:value-type="float">
            <text:p><text:s/>217,226 <text:s/></text:p>
          </table:table-cell>
          <table:table-cell table:style-name="ce42" office:value-type="float" office:value="150299.2" calcext:value-type="float">
            <text:p><text:s/>150,299 <text:s/></text:p>
          </table:table-cell>
          <table:table-cell table:style-name="ce42" office:value-type="float" office:value="66927.0933" calcext:value-type="float">
            <text:p><text:s/>66,9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7831.4498" calcext:value-type="float">
            <text:p>( 67,831 <text:s/>)</text:p>
          </table:table-cell>
          <table:table-cell table:style-name="ce45" office:value-type="float" office:value="67402.4" calcext:value-type="float">
            <text:p>( 67,402 <text:s/>)</text:p>
          </table:table-cell>
          <table:table-cell table:style-name="ce45" office:value-type="float" office:value="429.0498" calcext:value-type="float">
            <text:p>( 42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52778.6435" calcext:value-type="float">
            <text:p>( 52,779 <text:s/>)</text:p>
          </table:table-cell>
          <table:table-cell table:style-name="ce47" office:value-type="float" office:value="31095.2" calcext:value-type="float">
            <text:p>( 31,095 <text:s/>)</text:p>
          </table:table-cell>
          <table:table-cell table:style-name="ce47" office:value-type="float" office:value="21683.4435" calcext:value-type="float">
            <text:p>( 21,683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57238.4144" calcext:value-type="float">
            <text:p><text:s/>257,238 <text:s/></text:p>
          </table:table-cell>
          <table:table-cell table:style-name="ce42" office:value-type="float" office:value="10043.284" calcext:value-type="float">
            <text:p><text:s/>10,043 <text:s/></text:p>
          </table:table-cell>
          <table:table-cell table:style-name="ce42" office:value-type="float" office:value="247195.1304" calcext:value-type="float">
            <text:p><text:s/>247,1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35400.468" calcext:value-type="float">
            <text:p><text:s/>235,400 <text:s/></text:p>
          </table:table-cell>
          <table:table-cell table:style-name="ce42" office:value-type="float" office:value="4988.084" calcext:value-type="float">
            <text:p><text:s/>4,988 <text:s/></text:p>
          </table:table-cell>
          <table:table-cell table:style-name="ce42" office:value-type="float" office:value="230412.384" calcext:value-type="float">
            <text:p><text:s/>230,4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1837.9464" calcext:value-type="float">
            <text:p><text:s/>21,838 <text:s/></text:p>
          </table:table-cell>
          <table:table-cell table:style-name="ce42" office:value-type="float" office:value="5055.2" calcext:value-type="float">
            <text:p><text:s/>5,055 <text:s/></text:p>
          </table:table-cell>
          <table:table-cell table:style-name="ce42" office:value-type="float" office:value="16782.7464" calcext:value-type="float">
            <text:p><text:s/>16,7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13448.0721" calcext:value-type="float">
            <text:p>( 13,448 <text:s/>)</text:p>
          </table:table-cell>
          <table:table-cell table:style-name="ce45" office:value-type="float" office:value="782.4" calcext:value-type="float">
            <text:p>( 782 <text:s/>)</text:p>
          </table:table-cell>
          <table:table-cell table:style-name="ce45" office:value-type="float" office:value="12665.6721" calcext:value-type="float">
            <text:p>( 12,66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9269.9218" calcext:value-type="float">
            <text:p><text:s/>29,270 <text:s/></text:p>
          </table:table-cell>
          <table:table-cell table:style-name="ce42" office:value-type="float" office:value="7109.6448" calcext:value-type="float">
            <text:p><text:s/>7,110 <text:s/></text:p>
          </table:table-cell>
          <table:table-cell table:style-name="ce42" office:value-type="float" office:value="22160.277" calcext:value-type="float">
            <text:p><text:s/>22,1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307.995" calcext:value-type="float">
            <text:p><text:s/>5,308 <text:s/></text:p>
          </table:table-cell>
          <table:table-cell table:style-name="ce46" office:value-type="float" office:value="3764.3888" calcext:value-type="float">
            <text:p><text:s/>3,764 <text:s/></text:p>
          </table:table-cell>
          <table:table-cell table:style-name="ce46" office:value-type="float" office:value="1543.6062" calcext:value-type="float">
            <text:p><text:s/>1,544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93393.8044" calcext:value-type="float">
            <text:p><text:s/>93,394 <text:s/></text:p>
          </table:table-cell>
          <table:table-cell table:style-name="ce42" office:value-type="float" office:value="64014.9856" calcext:value-type="float">
            <text:p><text:s/>64,015 <text:s/></text:p>
          </table:table-cell>
          <table:table-cell table:style-name="ce42" office:value-type="float" office:value="29378.8188" calcext:value-type="float">
            <text:p><text:s/>29,3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4538.0281" calcext:value-type="float">
            <text:p>( 4,538 <text:s/>)</text:p>
          </table:table-cell>
          <table:table-cell table:style-name="ce45" office:value-type="float" office:value="2590.9456" calcext:value-type="float">
            <text:p>( 2,591 <text:s/>)</text:p>
          </table:table-cell>
          <table:table-cell table:style-name="ce45" office:value-type="float" office:value="1947.0825" calcext:value-type="float">
            <text:p>( 1,94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4673.5622" calcext:value-type="float">
            <text:p><text:s/>14,674 <text:s/></text:p>
          </table:table-cell>
          <table:table-cell table:style-name="ce42" office:value-type="float" office:value="9325.4688" calcext:value-type="float">
            <text:p><text:s/>9,325 <text:s/></text:p>
          </table:table-cell>
          <table:table-cell table:style-name="ce42" office:value-type="float" office:value="5348.0934" calcext:value-type="float">
            <text:p><text:s/>5,3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8468.9125" calcext:value-type="float">
            <text:p><text:s/>8,469 <text:s/></text:p>
          </table:table-cell>
          <table:table-cell table:style-name="ce42" office:value-type="float" office:value="332.8" calcext:value-type="float">
            <text:p><text:s/>333 <text:s/></text:p>
          </table:table-cell>
          <table:table-cell table:style-name="ce42" office:value-type="float" office:value="8136.1125" calcext:value-type="float">
            <text:p><text:s/>8,1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0.9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9" calcext:value-type="float">
            <text:p><text:s/>1 <text:s/></text:p>
          </table:table-cell>
          <table:table-cell table:style-name="ce42" office:value-type="float" office:value="237771.007620176" calcext:value-type="float">
            <text:p><text:s/>237,771 <text:s/></text:p>
          </table:table-cell>
          <table:table-cell table:style-name="ce42" office:value-type="float" office:value="3146.52762" calcext:value-type="float">
            <text:p><text:s/>3,14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46.52762" calcext:value-type="float">
            <text:p><text:s/>3,147 <text:s/></text:p>
          </table:table-cell>
          <table:table-cell table:style-name="ce42" office:value-type="float" office:value="234624.480000176" calcext:value-type="float">
            <text:p><text:s/>234,6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1344.6839" calcext:value-type="float">
            <text:p><text:s/>1,345 <text:s/></text:p>
          </table:table-cell>
          <table:table-cell table:style-name="ce43" office:value-type="float" office:value="404.4872" calcext:value-type="float">
            <text:p><text:s/>404 <text:s/></text:p>
          </table:table-cell>
          <table:table-cell table:style-name="ce43" office:value-type="float" office:value="940.1967" calcext:value-type="float">
            <text:p><text:s/>94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12764.8171" calcext:value-type="float">
            <text:p><text:s/>312,765 <text:s/></text:p>
          </table:table-cell>
          <table:table-cell table:style-name="ce42" office:value-type="float" office:value="185583.5824" calcext:value-type="float">
            <text:p><text:s/>185,584 <text:s/></text:p>
          </table:table-cell>
          <table:table-cell table:style-name="ce42" office:value-type="float" office:value="127181.2347" calcext:value-type="float">
            <text:p><text:s/>127,1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73537.11" calcext:value-type="float">
            <text:p><text:s/>273,537 <text:s/></text:p>
          </table:table-cell>
          <table:table-cell table:style-name="ce42" office:value-type="float" office:value="154706.1608" calcext:value-type="float">
            <text:p><text:s/>154,706 <text:s/></text:p>
          </table:table-cell>
          <table:table-cell table:style-name="ce42" office:value-type="float" office:value="118830.9492" calcext:value-type="float">
            <text:p><text:s/>118,8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518.566" calcext:value-type="float">
            <text:p><text:s/>519 <text:s/></text:p>
          </table:table-cell>
          <table:table-cell table:style-name="ce42" office:value-type="float" office:value="500.5768" calcext:value-type="float">
            <text:p><text:s/>501 <text:s/></text:p>
          </table:table-cell>
          <table:table-cell table:style-name="ce42" office:value-type="float" office:value="17.9892" calcext:value-type="float">
            <text:p><text:s/>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3455.0782" calcext:value-type="float">
            <text:p><text:s/>23,455 <text:s/></text:p>
          </table:table-cell>
          <table:table-cell table:style-name="ce42" office:value-type="float" office:value="16635.9672" calcext:value-type="float">
            <text:p><text:s/>16,636 <text:s/></text:p>
          </table:table-cell>
          <table:table-cell table:style-name="ce42" office:value-type="float" office:value="6819.111" calcext:value-type="float">
            <text:p><text:s/>6,8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0732.2845" calcext:value-type="float">
            <text:p><text:s/>10,732 <text:s/></text:p>
          </table:table-cell>
          <table:table-cell table:style-name="ce42" office:value-type="float" office:value="9228.0992" calcext:value-type="float">
            <text:p><text:s/>9,228 <text:s/></text:p>
          </table:table-cell>
          <table:table-cell table:style-name="ce42" office:value-type="float" office:value="1504.1853" calcext:value-type="float">
            <text:p><text:s/>1,5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521.7784" calcext:value-type="float">
            <text:p><text:s/>4,522 <text:s/></text:p>
          </table:table-cell>
          <table:table-cell table:style-name="ce43" office:value-type="float" office:value="4512.7784" calcext:value-type="float">
            <text:p><text:s/>4,513 <text:s/></text:p>
          </table:table-cell>
          <table:table-cell table:style-name="ce43" office:value-type="float" office:value="9" calcext:value-type="float">
            <text:p><text:s/>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29601.2425" calcext:value-type="float">
            <text:p><text:s/>729,601 <text:s/></text:p>
          </table:table-cell>
          <table:table-cell table:style-name="ce44" office:value-type="float" office:value="621405.7904" calcext:value-type="float">
            <text:p><text:s/>621,406 <text:s/></text:p>
          </table:table-cell>
          <table:table-cell table:style-name="ce44" office:value-type="float" office:value="108195.4521" calcext:value-type="float">
            <text:p><text:s/>108,19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0109595.229989" calcext:value-type="float">
            <text:p><text:s/>40,109,595 <text:s/></text:p>
          </table:table-cell>
          <table:table-cell table:style-name="ce42" office:value-type="float" office:value="19826.224911" calcext:value-type="float">
            <text:p><text:s/>19,826 <text:s/></text:p>
          </table:table-cell>
          <table:table-cell table:style-name="ce42" office:value-type="float" office:value="40089769.005078" calcext:value-type="float">
            <text:p><text:s/>40,089,769 <text:s/></text:p>
          </table:table-cell>
          <table:table-cell table:style-name="ce42" office:value-type="float" office:value="3377973.344114" calcext:value-type="float">
            <text:p><text:s/>3,377,973 <text:s/></text:p>
          </table:table-cell>
          <table:table-cell table:style-name="ce42" office:value-type="float" office:value="321295.34895" calcext:value-type="float">
            <text:p><text:s/>321,295 <text:s/></text:p>
          </table:table-cell>
          <table:table-cell table:style-name="ce42" office:value-type="float" office:value="266850.673012" calcext:value-type="float">
            <text:p><text:s/>266,8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444.675938" calcext:value-type="float">
            <text:p><text:s/>54,445 <text:s/></text:p>
          </table:table-cell>
          <table:table-cell table:style-name="ce42" office:value-type="float" office:value="3056677.995164" calcext:value-type="float">
            <text:p><text:s/>3,056,6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9614968.065" calcext:value-type="float">
            <text:p><text:s/>39,614,9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614968.065" calcext:value-type="float">
            <text:p><text:s/>39,614,9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226.09045" calcext:value-type="float">
            <text:p><text:s/>72,2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226.09045" calcext:value-type="float">
            <text:p><text:s/>72,2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94627.164989" calcext:value-type="float">
            <text:p><text:s/>494,627 <text:s/></text:p>
          </table:table-cell>
          <table:table-cell table:style-name="ce42" office:value-type="float" office:value="19826.224911" calcext:value-type="float">
            <text:p><text:s/>19,826 <text:s/></text:p>
          </table:table-cell>
          <table:table-cell table:style-name="ce42" office:value-type="float" office:value="474800.940078" calcext:value-type="float">
            <text:p><text:s/>474,801 <text:s/></text:p>
          </table:table-cell>
          <table:table-cell table:style-name="ce42" office:value-type="float" office:value="3305747.253664" calcext:value-type="float">
            <text:p><text:s/>3,305,747 <text:s/></text:p>
          </table:table-cell>
          <table:table-cell table:style-name="ce42" office:value-type="float" office:value="321295.34895" calcext:value-type="float">
            <text:p><text:s/>321,295 <text:s/></text:p>
          </table:table-cell>
          <table:table-cell table:style-name="ce42" office:value-type="float" office:value="266850.673012" calcext:value-type="float">
            <text:p><text:s/>266,8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444.675938" calcext:value-type="float">
            <text:p><text:s/>54,445 <text:s/></text:p>
          </table:table-cell>
          <table:table-cell table:style-name="ce42" office:value-type="float" office:value="2984451.904714" calcext:value-type="float">
            <text:p><text:s/>2,984,4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612.801494" calcext:value-type="float">
            <text:p><text:s/>117,6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7612.801494" calcext:value-type="float">
            <text:p><text:s/>117,61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7612.801494" calcext:value-type="float">
            <text:p><text:s/>117,61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17612.801494" calcext:value-type="float">
            <text:p><text:s/>117,613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51598.165962" calcext:value-type="float">
            <text:p><text:s/>351,59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25.302" calcext:value-type="float">
            <text:p><text:s/>125 <text:s/></text:p>
          </table:table-cell>
          <table:table-cell table:style-name="ce41" office:value-type="float" office:value="23742.426952" calcext:value-type="float">
            <text:p><text:s/>23,742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390251.72668" calcext:value-type="float">
            <text:p><text:s/>10,390,2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390251.72668" calcext:value-type="float">
            <text:p><text:s/>10,390,252 <text:s/></text:p>
          </table:table-cell>
          <table:table-cell table:style-name="ce43" office:value-type="float" office:value="351598.165962" calcext:value-type="float">
            <text:p><text:s/>351,59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5.302" calcext:value-type="float">
            <text:p><text:s/>125 <text:s/></text:p>
          </table:table-cell>
          <table:table-cell table:style-name="ce43" office:value-type="float" office:value="23742.426952" calcext:value-type="float">
            <text:p><text:s/>23,742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121.851512" calcext:value-type="float">
            <text:p><text:s/>2,12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390251.72668" calcext:value-type="float">
            <text:p><text:s/>10,390,252 <text:s/></text:p>
          </table:table-cell>
          <table:table-cell table:style-name="ce42" office:value-type="float" office:value="687915.503968" calcext:value-type="float">
            <text:p><text:s/>687,9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.302" calcext:value-type="float">
            <text:p><text:s/>125 <text:s/></text:p>
          </table:table-cell>
          <table:table-cell table:style-name="ce42" office:value-type="float" office:value="23742.426952" calcext:value-type="float">
            <text:p><text:s/>23,7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390251.72668" calcext:value-type="float">
            <text:p><text:s/>10,390,252 <text:s/></text:p>
          </table:table-cell>
          <table:table-cell table:style-name="ce42" office:value-type="float" office:value="687915.503968" calcext:value-type="float">
            <text:p><text:s/>687,9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733.506256" calcext:value-type="float">
            <text:p><text:s/>22,7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.302" calcext:value-type="float">
            <text:p><text:s/>125 <text:s/></text:p>
          </table:table-cell>
          <table:table-cell table:style-name="ce42" office:value-type="float" office:value="1008.920696" calcext:value-type="float">
            <text:p><text:s/>1,0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6317.338006" calcext:value-type="float">
            <text:p><text:s/>336,3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55590.79601" calcext:value-type="float">
            <text:p><text:s/>20,255,59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6317.338006" calcext:value-type="float">
            <text:p><text:s/>336,3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55590.79601" calcext:value-type="float">
            <text:p><text:s/>20,255,591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1604.518466" calcext:value-type="float">
            <text:p><text:s/>1,741,60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.177792" calcext:value-type="float">
            <text:p><text:s/>12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06.668936" calcext:value-type="float">
            <text:p><text:s/>7,20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9583.822434" calcext:value-type="float">
            <text:p><text:s/>299,58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3457.715728" calcext:value-type="float">
            <text:p><text:s/>813,45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3070.992086" calcext:value-type="float">
            <text:p><text:s/>403,07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8353.191566" calcext:value-type="float">
            <text:p><text:s/>158,353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9809.949924" calcext:value-type="float">
            <text:p><text:s/>59,810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20326.20609" calcext:value-type="float">
            <text:p><text:s/>820,326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7691538.219942" calcext:value-type="float">
            <text:p><text:s/>17,691,538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7691538.219942" calcext:value-type="float">
            <text:p><text:s/>17,691,5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47093.292026" calcext:value-type="float">
            <text:p><text:s/>9,847,09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603.36256" calcext:value-type="float">
            <text:p><text:s/>31,6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8005.09214" calcext:value-type="float">
            <text:p><text:s/>298,0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7722.599616" calcext:value-type="float">
            <text:p><text:s/>607,7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224.705406" calcext:value-type="float">
            <text:p><text:s/>24,22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189.229148" calcext:value-type="float">
            <text:p><text:s/>40,1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6457.719292" calcext:value-type="float">
            <text:p><text:s/>316,4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985.553122" calcext:value-type="float">
            <text:p><text:s/>44,98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38624.738346" calcext:value-type="float">
            <text:p><text:s/>2,338,62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85204.125002" calcext:value-type="float">
            <text:p><text:s/>1,485,20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7361.379496" calcext:value-type="float">
            <text:p>( 7,36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339889.142144" calcext:value-type="float">
            <text:p>( 1,339,889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5352.11613" calcext:value-type="float">
            <text:p><text:s/>585,3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6269.477516" calcext:value-type="float">
            <text:p><text:s/>236,269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1799.019698" calcext:value-type="float">
            <text:p><text:s/>31,7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6024.164064" calcext:value-type="float">
            <text:p><text:s/>236,0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751.647558" calcext:value-type="float">
            <text:p><text:s/>81,75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73756.209496" calcext:value-type="float">
            <text:p><text:s/>373,7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8612.633764" calcext:value-type="float">
            <text:p><text:s/>448,61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6679.039556" calcext:value-type="float">
            <text:p><text:s/>206,67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1933.594208" calcext:value-type="float">
            <text:p><text:s/>241,9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6536.434188" calcext:value-type="float">
            <text:p>( 36,536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141495.842054" calcext:value-type="float">
            <text:p>( 141,49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2711.563898" calcext:value-type="float">
            <text:p><text:s/>1,282,71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89383.79303" calcext:value-type="float">
            <text:p><text:s/>1,189,38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3327.770868" calcext:value-type="float">
            <text:p><text:s/>93,32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9842.606598" calcext:value-type="float">
            <text:p>( 49,84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6656.169832" calcext:value-type="float">
            <text:p><text:s/>506,65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44398.49823" calcext:value-type="float">
            <text:p><text:s/>144,3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87437.534532" calcext:value-type="float">
            <text:p><text:s/>2,487,4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686572.600832" calcext:value-type="float">
            <text:p>( 1,686,57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5433.81877" calcext:value-type="float">
            <text:p><text:s/>185,4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138.968928" calcext:value-type="float">
            <text:p><text:s/>76,1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5109.113768" calcext:value-type="float">
            <text:p><text:s/>75,10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0896.286208" calcext:value-type="float">
            <text:p><text:s/>200,89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353.683348" calcext:value-type="float">
            <text:p><text:s/>46,354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004.551308" calcext:value-type="float">
            <text:p><text:s/>51,0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426.44193" calcext:value-type="float">
            <text:p><text:s/>47,4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78.109378" calcext:value-type="float">
            <text:p><text:s/>3,57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3763.689648" calcext:value-type="float">
            <text:p><text:s/>223,7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3053.340562" calcext:value-type="float">
            <text:p><text:s/>133,053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0710.349086" calcext:value-type="float">
            <text:p><text:s/>90,7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17755.182692" calcext:value-type="float">
            <text:p><text:s/>3,917,75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1531.576972" calcext:value-type="float">
            <text:p><text:s/>541,5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5138.708626" calcext:value-type="float">
            <text:p><text:s/>215,1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507.978798" calcext:value-type="float">
            <text:p><text:s/>95,5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172.456782" calcext:value-type="float">
            <text:p><text:s/>61,17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3701.247858" calcext:value-type="float">
            <text:p><text:s/>123,70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9102.1086" calcext:value-type="float">
            <text:p><text:s/>99,10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937.80514" calcext:value-type="float">
            <text:p><text:s/>83,9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7696.42436" calcext:value-type="float">
            <text:p><text:s/>717,69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2046.4027" calcext:value-type="float">
            <text:p><text:s/>442,046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537920.472856" calcext:value-type="float">
            <text:p><text:s/>1,537,920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651921.504268" calcext:value-type="float">
            <text:p><text:s/>3,651,92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9870497.8" calcext:value-type="float">
            <text:p><text:s/>39,870,498 <text:s/></text:p>
          </table:table-cell>
          <table:table-cell table:style-name="ce42" office:value-type="float" office:value="7999017.488" calcext:value-type="float">
            <text:p><text:s/>7,999,0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7" calcext:value-type="float">
            <text:p><text:s/>1,457 <text:s/></text:p>
          </table:table-cell>
          <table:table-cell table:style-name="ce42" office:value-type="float" office:value="276074.732" calcext:value-type="float">
            <text:p><text:s/>276,0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9870497.8" calcext:value-type="float">
            <text:p><text:s/>39,870,498 <text:s/></text:p>
          </table:table-cell>
          <table:table-cell table:style-name="ce42" office:value-type="float" office:value="7999017.488" calcext:value-type="float">
            <text:p><text:s/>7,999,0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343.096" calcext:value-type="float">
            <text:p><text:s/>264,3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7" calcext:value-type="float">
            <text:p><text:s/>1,457 <text:s/></text:p>
          </table:table-cell>
          <table:table-cell table:style-name="ce42" office:value-type="float" office:value="11731.636" calcext:value-type="float">
            <text:p><text:s/>11,7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5年(西元2006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92160" calcext:value-type="float">
            <text:p><text:s/>92,16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359697.00005443" calcext:value-type="float">
            <text:p><text:s/>2,359,697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733979.984932" calcext:value-type="float">
            <text:p><text:s/>120,733,980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12823.3817535" calcext:value-type="float">
            <text:p><text:s/>14,812,823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14243.16" calcext:value-type="float">
            <text:p><text:s/>2,414,243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8406.8224" calcext:value-type="float">
            <text:p><text:s/>2,128,407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5626.47574681" calcext:value-type="float">
            <text:p><text:s/>1,395,626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2160" calcext:value-type="float">
            <text:p><text:s/>92,16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2342577.145086" calcext:value-type="float">
            <text:p><text:s/>102,342,577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714581.7155802" calcext:value-type="float">
            <text:p><text:s/>15,714,582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1" calcext:value-type="float">
            <text:p><text:s/>0 <text:s/></text:p>
          </table:table-cell>
          <table:table-cell table:style-name="ce43" office:value-type="float" office:value="-190066.283637134" calcext:value-type="float">
            <text:p><text:s/>-190,066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370636.107902" calcext:value-type="float">
            <text:p><text:s/>111,370,636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50412.359" calcext:value-type="float">
            <text:p><text:s/>3,950,412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53072.112" calcext:value-type="float">
            <text:p><text:s/>3,653,072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484043.4812198" calcext:value-type="float">
            <text:p><text:s/>52,484,043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205786.2693749" calcext:value-type="float">
            <text:p><text:s/>41,205,786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4.222696" calcext:value-type="float">
            <text:p><text:s/>1,134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7274.755" calcext:value-type="float">
            <text:p><text:s/>577,275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498912.90861137" calcext:value-type="float">
            <text:p><text:s/>9,498,913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1685.8456" calcext:value-type="float">
            <text:p><text:s/>1,311,686 <text:s/></text:p>
          </table:table-cell>
          <table:table-cell table:style-name="ce42" office:value-type="float" office:value="95513034.1656579" calcext:value-type="float">
            <text:p><text:s/>95,513,034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1685.8456" calcext:value-type="float">
            <text:p><text:s/>1,311,686 <text:s/></text:p>
          </table:table-cell>
          <table:table-cell table:style-name="ce42" office:value-type="float" office:value="81072275.3929491" calcext:value-type="float">
            <text:p><text:s/>81,072,275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440758.7727088" calcext:value-type="float">
            <text:p><text:s/>14,440,759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8713.44872" calcext:value-type="float">
            <text:p><text:s/>348,713 <text:s/></text:p>
          </table:table-cell>
          <table:table-cell table:style-name="ce42" office:value-type="float" office:value="6285074.86853915" calcext:value-type="float">
            <text:p><text:s/>6,285,075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9.777792" calcext:value-type="float">
            <text:p><text:s/>630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2767.3119" calcext:value-type="float">
            <text:p><text:s/>422,767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5878.2197" calcext:value-type="float">
            <text:p><text:s/>435,878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06.668936" calcext:value-type="float">
            <text:p><text:s/>7,207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8713.44872" calcext:value-type="float">
            <text:p><text:s/>348,713 <text:s/></text:p>
          </table:table-cell>
          <table:table-cell table:style-name="ce42" office:value-type="float" office:value="3968878.02038215" calcext:value-type="float">
            <text:p><text:s/>3,968,878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6305.214928" calcext:value-type="float">
            <text:p><text:s/>826,305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3070.992086" calcext:value-type="float">
            <text:p><text:s/>403,071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8353.191566" calcext:value-type="float">
            <text:p><text:s/>158,353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1985.471249" calcext:value-type="float">
            <text:p><text:s/>61,985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74600.62979" calcext:value-type="float">
            <text:p><text:s/>874,601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92160" calcext:value-type="float">
            <text:p><text:s/>92,160 <text:s/></text:p>
          </table:table-cell>
          <table:table-cell table:style-name="ce44" office:value-type="float" office:value="962972.39688" calcext:value-type="float">
            <text:p><text:s/>962,972 <text:s/></text:p>
          </table:table-cell>
          <table:table-cell table:style-name="ce44" office:value-type="float" office:value="63800784.2725699" calcext:value-type="float">
            <text:p><text:s/>63,800,784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92160" calcext:value-type="float">
            <text:p><text:s/>92,160 <text:s/></text:p>
          </table:table-cell>
          <table:table-cell table:style-name="ce44" office:value-type="float" office:value="962972.39688" calcext:value-type="float">
            <text:p><text:s/>962,972 <text:s/></text:p>
          </table:table-cell>
          <table:table-cell table:style-name="ce44" office:value-type="float" office:value="47733004.8423435" calcext:value-type="float">
            <text:p><text:s/>47,733,005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2972.39688" calcext:value-type="float">
            <text:p><text:s/>962,972 <text:s/></text:p>
          </table:table-cell>
          <table:table-cell table:style-name="ce42" office:value-type="float" office:value="23451807.104358" calcext:value-type="float">
            <text:p><text:s/>23,451,807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785.646885" calcext:value-type="float">
            <text:p><text:s/>68,786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572.6889333333" calcext:value-type="float">
            <text:p><text:s/>20,573 <text:s/></text:p>
          </table:table-cell>
          <table:table-cell table:style-name="ce42" office:value-type="float" office:value="671698.600233899" calcext:value-type="float">
            <text:p><text:s/>671,699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301.8028666667" calcext:value-type="float">
            <text:p><text:s/>45,302 <text:s/></text:p>
          </table:table-cell>
          <table:table-cell table:style-name="ce42" office:value-type="float" office:value="1566243.74231768" calcext:value-type="float">
            <text:p><text:s/>1,566,244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696.069671" calcext:value-type="float">
            <text:p><text:s/>55,696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893.854872" calcext:value-type="float">
            <text:p><text:s/>47,894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507.7292" calcext:value-type="float">
            <text:p><text:s/>17,508 <text:s/></text:p>
          </table:table-cell>
          <table:table-cell table:style-name="ce42" office:value-type="float" office:value="1148258.28283455" calcext:value-type="float">
            <text:p><text:s/>1,148,258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166.469864" calcext:value-type="float">
            <text:p><text:s/>54,166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6293.90277" calcext:value-type="float">
            <text:p><text:s/>876,294 <text:s/></text:p>
          </table:table-cell>
          <table:table-cell table:style-name="ce42" office:value-type="float" office:value="7532433.45122173" calcext:value-type="float">
            <text:p><text:s/>7,532,433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6293.90277" calcext:value-type="float">
            <text:p><text:s/>876,294 <text:s/></text:p>
          </table:table-cell>
          <table:table-cell table:style-name="ce42" office:value-type="float" office:value="5264722.05553245" calcext:value-type="float">
            <text:p><text:s/>5,264,722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933.291598" calcext:value-type="float">
            <text:p>( 5,933 <text:s/>)</text:p>
          </table:table-cell>
          <table:table-cell table:style-name="ce45" office:value-type="float" office:value="1028816.96637572" calcext:value-type="float">
            <text:p>( 1,028,817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70360.611172" calcext:value-type="float">
            <text:p>( 870,361 <text:s/>)</text:p>
          </table:table-cell>
          <table:table-cell table:style-name="ce45" office:value-type="float" office:value="4089117.56579473" calcext:value-type="float">
            <text:p>( 4,089,118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833.92" calcext:value-type="float">
            <text:p>( 8,834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2255.05165812" calcext:value-type="float">
            <text:p><text:s/>1,312,255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3634.39395016" calcext:value-type="float">
            <text:p><text:s/>533,634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21821.950081" calcext:value-type="float">
            <text:p><text:s/>421,822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6238.001264" calcext:value-type="float">
            <text:p><text:s/>456,238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209.22625" calcext:value-type="float">
            <text:p><text:s/>129,209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73654.371827" calcext:value-type="float">
            <text:p><text:s/>473,654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43433.333902" calcext:value-type="float">
            <text:p><text:s/>2,843,433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2871.669134" calcext:value-type="float">
            <text:p><text:s/>1,922,872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0561.664768" calcext:value-type="float">
            <text:p><text:s/>920,562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6724.194129" calcext:value-type="float">
            <text:p>( 116,724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23969.851895" calcext:value-type="float">
            <text:p>( 223,970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96.27311" calcext:value-type="float">
            <text:p><text:s/>3,296 <text:s/></text:p>
          </table:table-cell>
          <table:table-cell table:style-name="ce42" office:value-type="float" office:value="3591476.287248" calcext:value-type="float">
            <text:p><text:s/>3,591,476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77.763866" calcext:value-type="float">
            <text:p><text:s/>1,978 <text:s/></text:p>
          </table:table-cell>
          <table:table-cell table:style-name="ce42" office:value-type="float" office:value="3377261.822262" calcext:value-type="float">
            <text:p><text:s/>3,377,262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8.509244" calcext:value-type="float">
            <text:p><text:s/>1,319 <text:s/></text:p>
          </table:table-cell>
          <table:table-cell table:style-name="ce42" office:value-type="float" office:value="214214.464986" calcext:value-type="float">
            <text:p><text:s/>214,214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18.509244" calcext:value-type="float">
            <text:p>( 1,319 <text:s/>)</text:p>
          </table:table-cell>
          <table:table-cell table:style-name="ce45" office:value-type="float" office:value="96604.976402" calcext:value-type="float">
            <text:p>( 96,605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2997.288622" calcext:value-type="float">
            <text:p><text:s/>632,997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69768.08597" calcext:value-type="float">
            <text:p><text:s/>169,768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53150.15106593" calcext:value-type="float">
            <text:p><text:s/>2,853,150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691110.628932" calcext:value-type="float">
            <text:p>( 1,691,111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324.673165" calcext:value-type="float">
            <text:p><text:s/>239,325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138.968928" calcext:value-type="float">
            <text:p><text:s/>76,139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3888.15126" calcext:value-type="float">
            <text:p><text:s/>253,888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9767.561828184" calcext:value-type="float">
            <text:p><text:s/>439,768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239.971276" calcext:value-type="float">
            <text:p><text:s/>127,240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0344.913852" calcext:value-type="float">
            <text:p><text:s/>20,345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25366.0912085" calcext:value-type="float">
            <text:p><text:s/>12,425,366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528.2028" calcext:value-type="float">
            <text:p><text:s/>172,528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37288.6971005" calcext:value-type="float">
            <text:p><text:s/>11,837,289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840.32193" calcext:value-type="float">
            <text:p><text:s/>77,840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78.109378" calcext:value-type="float">
            <text:p><text:s/>3,578 <text:s/></text:p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4130.76" calcext:value-type="float">
            <text:p><text:s/>334,131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3739.374508" calcext:value-type="float">
            <text:p><text:s/>753,739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7006.145422" calcext:value-type="float">
            <text:p><text:s/>137,006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16733.229086" calcext:value-type="float">
            <text:p><text:s/>616,733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764.8" calcext:value-type="float">
            <text:p><text:s/>2,7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74772.122832" calcext:value-type="float">
            <text:p><text:s/>5,374,772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1531.576972" calcext:value-type="float">
            <text:p><text:s/>541,532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7782.976394" calcext:value-type="float">
            <text:p><text:s/>1,037,783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005.378798" calcext:value-type="float">
            <text:p><text:s/>108,005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113.143025" calcext:value-type="float">
            <text:p><text:s/>71,113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230.987858" calcext:value-type="float">
            <text:p><text:s/>133,231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700.530787" calcext:value-type="float">
            <text:p><text:s/>105,701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937.80514" calcext:value-type="float">
            <text:p><text:s/>83,938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1151.50256" calcext:value-type="float">
            <text:p><text:s/>741,152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764.8" calcext:value-type="float">
            <text:p><text:s/>2,7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1140.155238" calcext:value-type="float">
            <text:p><text:s/>881,140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71178.06606" calcext:value-type="float">
            <text:p><text:s/>1,671,178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9395.2" calcext:value-type="float">
            <text:p><text:s/>89,39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727320.149437" calcext:value-type="float">
            <text:p><text:s/>5,727,320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67779.4302264" calcext:value-type="float">
            <text:p><text:s/>16,067,779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67779.4302264" calcext:value-type="float">
            <text:p><text:s/>16,067,779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545247.380709" calcext:value-type="float">
            <text:p>( 12,545,247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530142.309953" calcext:value-type="float">
            <text:p><text:s/>235,530,142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3198640.674" calcext:value-type="float">
            <text:p><text:s/>193,198,641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88.636" calcext:value-type="float">
            <text:p><text:s/>13,189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9361.000001" calcext:value-type="float">
            <text:p><text:s/>1,949,361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368951.999952" calcext:value-type="float">
            <text:p><text:s/>40,368,952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96363.999972" calcext:value-type="float">
            <text:p><text:s/>17,396,364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7396363.999972" calcext:value-type="float">
            <text:p><text:s/>17,396,364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